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882cm"/>
    </style:style>
    <style:style style:name="co2" style:family="table-column">
      <style:table-column-properties fo:break-before="auto" style:column-width="2.584cm"/>
    </style:style>
    <style:style style:name="co3" style:family="table-column">
      <style:table-column-properties fo:break-before="auto" style:column-width="40.658cm"/>
    </style:style>
    <style:style style:name="co4" style:family="table-column">
      <style:table-column-properties fo:break-before="auto" style:column-width="2.085cm"/>
    </style:style>
    <style:style style:name="co5" style:family="table-column">
      <style:table-column-properties fo:break-before="auto" style:column-width="1.087cm"/>
    </style:style>
    <style:style style:name="co6" style:family="table-column">
      <style:table-column-properties fo:break-before="auto" style:column-width="0.504cm"/>
    </style:style>
    <style:style style:name="co7" style:family="table-column">
      <style:table-column-properties fo:break-before="auto" style:column-width="2.267cm"/>
    </style:style>
    <style:style style:name="co8" style:family="table-column">
      <style:table-column-properties fo:break-before="auto" style:column-width="2.752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894cm" fo:break-before="auto" style:use-optimal-row-height="true"/>
    </style:style>
    <style:style style:name="ta1" style:family="table" style:master-page-name="Default">
      <style:table-properties table:display="true" style:writing-mode="lr-tb"/>
    </style:style>
  </office:automatic-styles>
  <office:body>
    <office:spreadsheet>
      <table:table table:name="VilleMTP_MTP_MonumentsHist_2011_v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row table:style-name="ro1">
          <table:table-cell office:value-type="string">
            <text:p>DESIGNATIO,C,254</text:p>
          </table:table-cell>
          <table:table-cell office:value-type="string">
            <text:p>NATURE,C,50</text:p>
          </table:table-cell>
          <table:table-cell office:value-type="string">
            <text:p>DESCRIPTIO,C,254</text:p>
          </table:table-cell>
          <table:table-cell office:value-type="string">
            <text:p>DATE_,C,10</text:p>
          </table:table-cell>
          <table:table-cell office:value-type="string">
            <text:p>SITUE_EN_Z,C,4</text:p>
          </table:table-cell>
          <table:table-cell office:value-type="string">
            <text:p>RECALAGE,N,5,0</text:p>
          </table:table-cell>
          <table:table-cell office:value-type="string">
            <text:p>DATE_RECAL,D</text:p>
          </table:table-cell>
          <table:table-cell office:value-type="string">
            <text:p>AREA,N,19,11</text:p>
          </table:table-cell>
          <table:table-cell office:value-type="string">
            <text:p>LEN,N,19,11</text:p>
          </table:table-cell>
        </table:table-row>
        <table:table-row table:style-name="ro1">
          <table:table-cell office:value-type="string">
            <text:p>Hôtel de Lunas</text:p>
          </table:table-cell>
          <table:table-cell office:value-type="string">
            <text:p>Classé MH</text:p>
          </table:table-cell>
          <table:table-cell office:value-type="string">
            <text:p>Façades et toitures de l'hôtel ; trois salons et salle à manger du rez-de-chaussée avec leurs décors ; deux salons et deux chambres du premier étage avec leurs décors (escalier d'honneur en marbre inscrit )</text:p>
          </table:table-cell>
          <table:table-cell office:value-type="string">
            <text:p>27 09 1971</text:p>
          </table:table-cell>
          <table:table-cell office:value-type="string">
            <text:p>NON</text:p>
          </table:table-cell>
          <table:table-cell office:value-type="float" office:value="0">
            <text:p>0</text:p>
          </table:table-cell>
          <table:table-cell/>
          <table:table-cell office:value-type="float" office:value="1567.01695756">
            <text:p>1567,01695756</text:p>
          </table:table-cell>
          <table:table-cell office:value-type="float" office:value="205.693245259">
            <text:p>205,693245259</text:p>
          </table:table-cell>
        </table:table-row>
        <table:table-row table:style-name="ro1">
          <table:table-cell office:value-type="string">
            <text:p>Hôtel des Carcassonne ou Hôtel de Gayon</text:p>
          </table:table-cell>
          <table:table-cell office:value-type="string">
            <text:p>inscrit Inv. MH</text:p>
          </table:table-cell>
          <table:table-cell office:value-type="string">
            <text:p>En totalité</text:p>
          </table:table-cell>
          <table:table-cell office:value-type="string">
            <text:p>30 06 2004</text:p>
          </table:table-cell>
          <table:table-cell office:value-type="string">
            <text:p>NON</text:p>
          </table:table-cell>
          <table:table-cell office:value-type="float" office:value="0">
            <text:p>0</text:p>
          </table:table-cell>
          <table:table-cell/>
          <table:table-cell office:value-type="float" office:value="660.64394089">
            <text:p>660,64394089</text:p>
          </table:table-cell>
          <table:table-cell office:value-type="float" office:value="133.058941184">
            <text:p>133,058941184</text:p>
          </table:table-cell>
        </table:table-row>
        <table:table-row table:style-name="ro1">
          <table:table-cell office:value-type="string">
            <text:p>Jardin des plantes</text:p>
          </table:table-cell>
          <table:table-cell office:value-type="string">
            <text:p>Classé MH</text:p>
          </table:table-cell>
          <table:table-cell office:value-type="string">
            <text:p>En totalité</text:p>
          </table:table-cell>
          <table:table-cell office:value-type="string">
            <text:p>03 09 1992</text:p>
          </table:table-cell>
          <table:table-cell office:value-type="string">
            <text:p>NON</text:p>
          </table:table-cell>
          <table:table-cell office:value-type="float" office:value="0">
            <text:p>0</text:p>
          </table:table-cell>
          <table:table-cell/>
          <table:table-cell office:value-type="float" office:value="46910.8973218">
            <text:p>46910,8973218</text:p>
          </table:table-cell>
          <table:table-cell office:value-type="float" office:value="958.511687192">
            <text:p>958,511687192</text:p>
          </table:table-cell>
        </table:table-row>
        <table:table-row table:style-name="ro1">
          <table:table-cell office:value-type="string">
            <text:p>Ancien couvent des Ursulines, anciennes prisons (ex-caserne Grossetti)</text:p>
          </table:table-cell>
          <table:table-cell office:value-type="string">
            <text:p>inscrit Inv. MH</text:p>
          </table:table-cell>
          <table:table-cell office:value-type="string">
            <text:p>Ensemble des façades et des toitures</text:p>
          </table:table-cell>
          <table:table-cell office:value-type="string">
            <text:p>11 06 1991</text:p>
          </table:table-cell>
          <table:table-cell office:value-type="string">
            <text:p>NON</text:p>
          </table:table-cell>
          <table:table-cell office:value-type="float" office:value="0">
            <text:p>0</text:p>
          </table:table-cell>
          <table:table-cell/>
          <table:table-cell office:value-type="float" office:value="3866.74338982">
            <text:p>3866,74338982</text:p>
          </table:table-cell>
          <table:table-cell office:value-type="float" office:value="811.476926474">
            <text:p>811,476926474</text:p>
          </table:table-cell>
        </table:table-row>
        <table:table-row table:style-name="ro1">
          <table:table-cell office:value-type="string">
            <text:p>Ancienne prison</text:p>
          </table:table-cell>
          <table:table-cell office:value-type="string">
            <text:p>inscrit Inv. MH</text:p>
          </table:table-cell>
          <table:table-cell office:value-type="string">
            <text:p>En totalité</text:p>
          </table:table-cell>
          <table:table-cell office:value-type="string">
            <text:p>09 08 1993</text:p>
          </table:table-cell>
          <table:table-cell office:value-type="string">
            <text:p>NON</text:p>
          </table:table-cell>
          <table:table-cell office:value-type="float" office:value="0">
            <text:p>0</text:p>
          </table:table-cell>
          <table:table-cell/>
          <table:table-cell office:value-type="float" office:value="1957.31590964">
            <text:p>1957,31590964</text:p>
          </table:table-cell>
          <table:table-cell office:value-type="float" office:value="185.147943832">
            <text:p>185,147943832</text:p>
          </table:table-cell>
        </table:table-row>
        <table:table-row table:style-name="ro1">
          <table:table-cell office:value-type="string">
            <text:p>Eglise des Pénitents Blancs</text:p>
          </table:table-cell>
          <table:table-cell office:value-type="string">
            <text:p>Classé MH</text:p>
          </table:table-cell>
          <table:table-cell office:value-type="string">
            <text:p>En totalité</text:p>
          </table:table-cell>
          <table:table-cell office:value-type="string">
            <text:p>17 02 1995</text:p>
          </table:table-cell>
          <table:table-cell office:value-type="string">
            <text:p>NON</text:p>
          </table:table-cell>
          <table:table-cell office:value-type="float" office:value="0">
            <text:p>0</text:p>
          </table:table-cell>
          <table:table-cell/>
          <table:table-cell office:value-type="float" office:value="335.80259634">
            <text:p>335,80259634</text:p>
          </table:table-cell>
          <table:table-cell office:value-type="float" office:value="107.924204348">
            <text:p>107,924204348</text:p>
          </table:table-cell>
        </table:table-row>
        <table:table-row table:style-name="ro1">
          <table:table-cell office:value-type="string">
            <text:p>Pont-aqueduc dit « Arceaux sur la Lironde »</text:p>
          </table:table-cell>
          <table:table-cell office:value-type="string">
            <text:p>inscrit Inv. MH</text:p>
          </table:table-cell>
          <table:table-cell office:value-type="string">
            <text:p>Totalité de sa section sur arcades au-dessus de la rivière Lironde et de la route départementale n°112E à Montferrier sur Lez et Saint Clément de Rivière.</text:p>
          </table:table-cell>
          <table:table-cell office:value-type="string">
            <text:p>19 08 1994</text:p>
          </table:table-cell>
          <table:table-cell office:value-type="string">
            <text:p>NON</text:p>
          </table:table-cell>
          <table:table-cell office:value-type="float" office:value="0">
            <text:p>0</text:p>
          </table:table-cell>
          <table:table-cell/>
          <table:table-cell office:value-type="float" office:value="259.07128096">
            <text:p>259,07128096</text:p>
          </table:table-cell>
          <table:table-cell office:value-type="float" office:value="206.581994797">
            <text:p>206,581994797</text:p>
          </table:table-cell>
        </table:table-row>
        <table:table-row table:style-name="ro1">
          <table:table-cell office:value-type="string">
            <text:p>Hôtel Lamouroux</text:p>
          </table:table-cell>
          <table:table-cell office:value-type="string">
            <text:p>inscrit Inv. MH</text:p>
          </table:table-cell>
          <table:table-cell office:value-type="string">
            <text:p>Façades et toitures sur rue et sur cour ; cour et grand escalier.</text:p>
          </table:table-cell>
          <table:table-cell office:value-type="string">
            <text:p>15 12 1994</text:p>
          </table:table-cell>
          <table:table-cell office:value-type="string">
            <text:p>NON</text:p>
          </table:table-cell>
          <table:table-cell office:value-type="float" office:value="0">
            <text:p>0</text:p>
          </table:table-cell>
          <table:table-cell/>
          <table:table-cell office:value-type="float" office:value="253.251391105">
            <text:p>253,251391105</text:p>
          </table:table-cell>
          <table:table-cell office:value-type="float" office:value="66.6523660556">
            <text:p>66,6523660556</text:p>
          </table:table-cell>
        </table:table-row>
        <table:table-row table:style-name="ro1">
          <table:table-cell office:value-type="string">
            <text:p>Ancien cinéma Pathé</text:p>
          </table:table-cell>
          <table:table-cell office:value-type="string">
            <text:p>inscrit Inv. MH</text:p>
          </table:table-cell>
          <table:table-cell office:value-type="string">
            <text:p>Façade</text:p>
          </table:table-cell>
          <table:table-cell office:value-type="string">
            <text:p>09 04 1996</text:p>
          </table:table-cell>
          <table:table-cell office:value-type="string">
            <text:p>NON</text:p>
          </table:table-cell>
          <table:table-cell office:value-type="float" office:value="0">
            <text:p>0</text:p>
          </table:table-cell>
          <table:table-cell/>
          <table:table-cell office:value-type="float" office:value="535.36822644">
            <text:p>535,36822644</text:p>
          </table:table-cell>
          <table:table-cell office:value-type="float" office:value="101.49341188">
            <text:p>101,49341188</text:p>
          </table:table-cell>
        </table:table-row>
        <table:table-row table:style-name="ro1">
          <table:table-cell office:value-type="string">
            <text:p>Halle Castellane</text:p>
          </table:table-cell>
          <table:table-cell office:value-type="string">
            <text:p>inscrit Inv. MH</text:p>
          </table:table-cell>
          <table:table-cell office:value-type="string">
            <text:p>En totalité</text:p>
          </table:table-cell>
          <table:table-cell office:value-type="string">
            <text:p>28 07 1999</text:p>
          </table:table-cell>
          <table:table-cell office:value-type="string">
            <text:p>NON</text:p>
          </table:table-cell>
          <table:table-cell office:value-type="float" office:value="0">
            <text:p>0</text:p>
          </table:table-cell>
          <table:table-cell/>
          <table:table-cell office:value-type="float" office:value="1298.53307424">
            <text:p>1298,53307424</text:p>
          </table:table-cell>
          <table:table-cell office:value-type="float" office:value="157.650890175">
            <text:p>157,650890175</text:p>
          </table:table-cell>
        </table:table-row>
        <table:table-row table:style-name="ro2">
          <table:table-cell office:value-type="string">
            <text:p>Vestiges de l'ancien ensemble cultuel hébraïque</text:p>
          </table:table-cell>
          <table:table-cell office:value-type="string">
            <text:p>inscrit Inv. MH</text:p>
          </table:table-cell>
          <table:table-cell office:value-type="string">
            <text:p>Immeuble comportant les vestiges de l’ancienne synagogue, ensemble cultuel hébraïque, avec notamment, l’ancien bain rituel juif</text:p>
            <text:p>y compris l’espace de l’ancienne venelle (actuellement en cœur d’îlot)</text:p>
            <text:p/>
          </table:table-cell>
          <table:table-cell office:value-type="string">
            <text:p>05 05 2004</text:p>
          </table:table-cell>
          <table:table-cell office:value-type="string">
            <text:p>NON</text:p>
          </table:table-cell>
          <table:table-cell office:value-type="float" office:value="0">
            <text:p>0</text:p>
          </table:table-cell>
          <table:table-cell/>
          <table:table-cell office:value-type="float" office:value="342.60965612">
            <text:p>342,60965612</text:p>
          </table:table-cell>
          <table:table-cell office:value-type="float" office:value="98.2497099737">
            <text:p>98,2497099737</text:p>
          </table:table-cell>
        </table:table-row>
        <table:table-row table:style-name="ro1">
          <table:table-cell office:value-type="string">
            <text:p>Temple protestant</text:p>
          </table:table-cell>
          <table:table-cell office:value-type="string">
            <text:p>inscrit Inv. MH</text:p>
          </table:table-cell>
          <table:table-cell office:value-type="string">
            <text:p>En totalité, y compris sa grille de clôture extérieure (rue Maguelone )</text:p>
          </table:table-cell>
          <table:table-cell office:value-type="string">
            <text:p>10 02 2003</text:p>
          </table:table-cell>
          <table:table-cell office:value-type="string">
            <text:p>NON</text:p>
          </table:table-cell>
          <table:table-cell office:value-type="float" office:value="0">
            <text:p>0</text:p>
          </table:table-cell>
          <table:table-cell/>
          <table:table-cell office:value-type="float" office:value="1580.07759784">
            <text:p>1580,07759784</text:p>
          </table:table-cell>
          <table:table-cell office:value-type="float" office:value="155.807372124">
            <text:p>155,807372124</text:p>
          </table:table-cell>
        </table:table-row>
        <table:table-row table:style-name="ro1">
          <table:table-cell office:value-type="string">
            <text:p>Faculté de Médecine et Musée d’anatomie</text:p>
          </table:table-cell>
          <table:table-cell office:value-type="string">
            <text:p>Classé MH</text:p>
          </table:table-cell>
          <table:table-cell office:value-type="string">
            <text:p>Ensemble formé par l'ancien couvent Saint-Benoît, ancien évêché et faculté de médecine, en totalité, avec les aménagements et les décors intérieurs immeubles, à l'exclusion de l'extension du bâtiment d'époque contemporaine)</text:p>
          </table:table-cell>
          <table:table-cell office:value-type="string">
            <text:p>23 02 2004</text:p>
          </table:table-cell>
          <table:table-cell office:value-type="string">
            <text:p>NON</text:p>
          </table:table-cell>
          <table:table-cell office:value-type="float" office:value="0">
            <text:p>0</text:p>
          </table:table-cell>
          <table:table-cell/>
          <table:table-cell office:value-type="float" office:value="2705.50377">
            <text:p>2705,50377</text:p>
          </table:table-cell>
          <table:table-cell office:value-type="float" office:value="425.774257808">
            <text:p>425,774257808</text:p>
          </table:table-cell>
        </table:table-row>
        <table:table-row table:style-name="ro1">
          <table:table-cell office:value-type="string">
            <text:p>Mas de Bagnères</text:p>
          </table:table-cell>
          <table:table-cell office:value-type="string">
            <text:p>inscrit Inv. MH</text:p>
          </table:table-cell>
          <table:table-cell office:value-type="string">
            <text:p>Le mas en totalité, comprenant la maison de maître, y compris les cuves à vins, avec son parc et sa noria</text:p>
          </table:table-cell>
          <table:table-cell office:value-type="string">
            <text:p>05 07 2006</text:p>
          </table:table-cell>
          <table:table-cell office:value-type="string">
            <text:p>NON</text:p>
          </table:table-cell>
          <table:table-cell office:value-type="float" office:value="0">
            <text:p>0</text:p>
          </table:table-cell>
          <table:table-cell/>
          <table:table-cell office:value-type="float" office:value="9974.728068">
            <text:p>9974,728068</text:p>
          </table:table-cell>
          <table:table-cell office:value-type="float" office:value="496.318776898">
            <text:p>496,318776898</text:p>
          </table:table-cell>
        </table:table-row>
        <table:table-row table:style-name="ro1">
          <table:table-cell office:value-type="string">
            <text:p>Ancienne église de Montels</text:p>
          </table:table-cell>
          <table:table-cell office:value-type="string">
            <text:p>inscrit Inv. MH</text:p>
          </table:table-cell>
          <table:table-cell office:value-type="string">
            <text:p>en totalité</text:p>
          </table:table-cell>
          <table:table-cell office:value-type="string">
            <text:p>27 08 1927</text:p>
          </table:table-cell>
          <table:table-cell office:value-type="string">
            <text:p>NON</text:p>
          </table:table-cell>
          <table:table-cell office:value-type="float" office:value="0">
            <text:p>0</text:p>
          </table:table-cell>
          <table:table-cell/>
          <table:table-cell office:value-type="float" office:value="290.72223671">
            <text:p>290,72223671</text:p>
          </table:table-cell>
          <table:table-cell office:value-type="float" office:value="104.181913487">
            <text:p>104,181913487</text:p>
          </table:table-cell>
        </table:table-row>
        <table:table-row table:style-name="ro1">
          <table:table-cell office:value-type="string">
            <text:p>Ancien prieuré de Saint Pierre de <text:s/>Montaubérou</text:p>
          </table:table-cell>
          <table:table-cell office:value-type="string">
            <text:p>Classé MH</text:p>
          </table:table-cell>
          <table:table-cell office:value-type="string">
            <text:p>Chapelle et bâtiments adjacents, avec tourelle de l'escalier à vis et salle voûtée, passage couvert et construction attenante avec puits</text:p>
          </table:table-cell>
          <table:table-cell office:value-type="string">
            <text:p>27 12 1996</text:p>
          </table:table-cell>
          <table:table-cell office:value-type="string">
            <text:p>NON</text:p>
          </table:table-cell>
          <table:table-cell office:value-type="float" office:value="0">
            <text:p>0</text:p>
          </table:table-cell>
          <table:table-cell/>
          <table:table-cell office:value-type="float" office:value="345.22571388">
            <text:p>345,22571388</text:p>
          </table:table-cell>
          <table:table-cell office:value-type="float" office:value="77.7837081409">
            <text:p>77,7837081409</text:p>
          </table:table-cell>
        </table:table-row>
        <table:table-row table:style-name="ro1">
          <table:table-cell office:value-type="string">
            <text:p>Domaine du château de Bonnier de la Mosson</text:p>
          </table:table-cell>
          <table:table-cell office:value-type="string">
            <text:p>Classé MH</text:p>
          </table:table-cell>
          <table:table-cell office:value-type="string">
            <text:p>Totalité (bâtiments et sols) de l’ensemble formé par le domaine, comprenant les vestiges du château avec son décor, l’ensemble des sculptures et le buffet d’eau, les parties restantes des communs ainsi que les sols correspondants aux anciens jardins</text:p>
          </table:table-cell>
          <table:table-cell office:value-type="string">
            <text:p>18 11 2003</text:p>
          </table:table-cell>
          <table:table-cell office:value-type="string">
            <text:p>NON</text:p>
          </table:table-cell>
          <table:table-cell office:value-type="float" office:value="0">
            <text:p>0</text:p>
          </table:table-cell>
          <table:table-cell/>
          <table:table-cell office:value-type="float" office:value="156472.436705">
            <text:p>156472,436705</text:p>
          </table:table-cell>
          <table:table-cell office:value-type="float" office:value="1918.83749099">
            <text:p>1918,83749099</text:p>
          </table:table-cell>
        </table:table-row>
        <table:table-row table:style-name="ro1">
          <table:table-cell office:value-type="string">
            <text:p>Citadelle</text:p>
          </table:table-cell>
          <table:table-cell office:value-type="string">
            <text:p>inscrit Inv. MH</text:p>
          </table:table-cell>
          <table:table-cell office:value-type="string">
            <text:p>Ensemble des fortifications y compris les fossés et le grand bâtiment du casernement.</text:p>
          </table:table-cell>
          <table:table-cell office:value-type="string">
            <text:p>14 04 1951</text:p>
          </table:table-cell>
          <table:table-cell office:value-type="string">
            <text:p>NON</text:p>
          </table:table-cell>
          <table:table-cell office:value-type="float" office:value="0">
            <text:p>0</text:p>
          </table:table-cell>
          <table:table-cell/>
          <table:table-cell office:value-type="float" office:value="65712.1663024">
            <text:p>65712,1663024</text:p>
          </table:table-cell>
          <table:table-cell office:value-type="float" office:value="1280.57655127">
            <text:p>1280,57655127</text:p>
          </table:table-cell>
        </table:table-row>
        <table:table-row table:style-name="ro1">
          <table:table-cell office:value-type="string">
            <text:p>Hôtel Bachy-du-Cayla</text:p>
          </table:table-cell>
          <table:table-cell office:value-type="string">
            <text:p>inscrit Inv. MH</text:p>
          </table:table-cell>
          <table:table-cell office:value-type="string">
            <text:p>Façades et toitures sur cours, jardin et rue (y compris le porche d’entrée avec son escalier à vis évidé) ; grand escalier ; salle à manger avec son décor de gypseries.</text:p>
          </table:table-cell>
          <table:table-cell office:value-type="string">
            <text:p>26 07 1990</text:p>
          </table:table-cell>
          <table:table-cell office:value-type="string">
            <text:p>NON</text:p>
          </table:table-cell>
          <table:table-cell office:value-type="float" office:value="0">
            <text:p>0</text:p>
          </table:table-cell>
          <table:table-cell/>
          <table:table-cell office:value-type="float" office:value="676.46703614">
            <text:p>676,46703614</text:p>
          </table:table-cell>
          <table:table-cell office:value-type="float" office:value="170.36678508">
            <text:p>170,36678508</text:p>
          </table:table-cell>
        </table:table-row>
        <table:table-row table:style-name="ro1">
          <table:table-cell office:value-type="string">
            <text:p>Hôtel de Fizes</text:p>
          </table:table-cell>
          <table:table-cell office:value-type="string">
            <text:p>inscrit Inv. MH</text:p>
          </table:table-cell>
          <table:table-cell office:value-type="string">
            <text:p>Portail d’entrée avec l’imposte en menuiserie ; balcons en fer forgé des trois fenêtres sur rue ; escalier avec sa rampe en fer forgé.</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347.2145048">
            <text:p>347,2145048</text:p>
          </table:table-cell>
          <table:table-cell office:value-type="float" office:value="84.5228924121">
            <text:p>84,5228924121</text:p>
          </table:table-cell>
        </table:table-row>
        <table:table-row table:style-name="ro1">
          <table:table-cell office:value-type="string">
            <text:p>Eglise Saint François de la Pierre Rouge, de l'Enclos Saint François</text:p>
          </table:table-cell>
          <table:table-cell office:value-type="string">
            <text:p>inscrit Inv. MH</text:p>
          </table:table-cell>
          <table:table-cell office:value-type="string">
            <text:p>En totalité</text:p>
          </table:table-cell>
          <table:table-cell office:value-type="string">
            <text:p>28 07 1999</text:p>
          </table:table-cell>
          <table:table-cell office:value-type="string">
            <text:p>NON</text:p>
          </table:table-cell>
          <table:table-cell office:value-type="float" office:value="0">
            <text:p>0</text:p>
          </table:table-cell>
          <table:table-cell/>
          <table:table-cell office:value-type="float" office:value="701.77229214">
            <text:p>701,77229214</text:p>
          </table:table-cell>
          <table:table-cell office:value-type="float" office:value="150.784258763">
            <text:p>150,784258763</text:p>
          </table:table-cell>
        </table:table-row>
        <table:table-row table:style-name="ro1">
          <table:table-cell office:value-type="string">
            <text:p>Ancienne église des Cordeliers</text:p>
          </table:table-cell>
          <table:table-cell office:value-type="string">
            <text:p>inscrit Inv. MH</text:p>
          </table:table-cell>
          <table:table-cell office:value-type="string">
            <text:p>En totalité, l'ancienne chapelle des Cordeliers, ancien temple protestant, ancien cinéma Odéon avec son décor intérieur, ainsi que les vestiges du portail en retour à l'Ouest</text:p>
          </table:table-cell>
          <table:table-cell office:value-type="string">
            <text:p>27 02 2007</text:p>
          </table:table-cell>
          <table:table-cell office:value-type="string">
            <text:p>NON</text:p>
          </table:table-cell>
          <table:table-cell office:value-type="float" office:value="0">
            <text:p>0</text:p>
          </table:table-cell>
          <table:table-cell/>
          <table:table-cell office:value-type="float" office:value="981.72148048">
            <text:p>981,72148048</text:p>
          </table:table-cell>
          <table:table-cell office:value-type="float" office:value="134.957420023">
            <text:p>134,957420023</text:p>
          </table:table-cell>
        </table:table-row>
        <table:table-row table:style-name="ro1">
          <table:table-cell office:value-type="string">
            <text:p>Evêché</text:p>
          </table:table-cell>
          <table:table-cell office:value-type="string">
            <text:p>inscrit Inv. MH</text:p>
          </table:table-cell>
          <table:table-cell office:value-type="string">
            <text:p>Façades et toitures sur rue et sur cour, la cour d’honneur avec son jardin et sa clôture, la chapelle, le grand escalier, les salons et la salle à manger du rez-de-chaussée, la bibliothèque et les galeries-corridors qui les desservent</text:p>
          </table:table-cell>
          <table:table-cell office:value-type="string">
            <text:p>20 08 2008</text:p>
          </table:table-cell>
          <table:table-cell office:value-type="string">
            <text:p>NON</text:p>
          </table:table-cell>
          <table:table-cell office:value-type="float" office:value="0">
            <text:p>0</text:p>
          </table:table-cell>
          <table:table-cell/>
          <table:table-cell office:value-type="float" office:value="819.09410846">
            <text:p>819,09410846</text:p>
          </table:table-cell>
          <table:table-cell office:value-type="float" office:value="123.964420828">
            <text:p>123,964420828</text:p>
          </table:table-cell>
        </table:table-row>
        <table:table-row table:style-name="ro1">
          <table:table-cell office:value-type="string">
            <text:p>Hôtel Hortolès ou Ginestous</text:p>
          </table:table-cell>
          <table:table-cell office:value-type="string">
            <text:p>inscrit Inv. MH</text:p>
          </table:table-cell>
          <table:table-cell office:value-type="string">
            <text:p>Escalie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539.42926136">
            <text:p>539,42926136</text:p>
          </table:table-cell>
          <table:table-cell office:value-type="float" office:value="137.389612671">
            <text:p>137,389612671</text:p>
          </table:table-cell>
        </table:table-row>
        <table:table-row table:style-name="ro1">
          <table:table-cell office:value-type="string">
            <text:p>Aqueduc des Arceaux ou de Pitot</text:p>
          </table:table-cell>
          <table:table-cell office:value-type="string">
            <text:p>inscrit Inv. MH</text:p>
          </table:table-cell>
          <table:table-cell office:value-type="string">
            <text:p>En totalité entre le pont du château d’eau du Peyrou et le réservoir d’eau des Arceaux, y compris ce réservoir.</text:p>
          </table:table-cell>
          <table:table-cell office:value-type="string">
            <text:p>09 03 1954</text:p>
          </table:table-cell>
          <table:table-cell office:value-type="string">
            <text:p>OUI</text:p>
          </table:table-cell>
          <table:table-cell office:value-type="float" office:value="0">
            <text:p>0</text:p>
          </table:table-cell>
          <table:table-cell/>
          <table:table-cell office:value-type="float" office:value="3668.85635972">
            <text:p>3668,85635972</text:p>
          </table:table-cell>
          <table:table-cell office:value-type="float" office:value="1825.71464338">
            <text:p>1825,71464338</text:p>
          </table:table-cell>
        </table:table-row>
        <table:table-row table:style-name="ro1">
          <table:table-cell office:value-type="string">
            <text:p>Fontaine des Licornes</text:p>
          </table:table-cell>
          <table:table-cell office:value-type="string">
            <text:p>Classé MH</text:p>
          </table:table-cell>
          <table:table-cell office:value-type="string">
            <text:p>Fontaine</text:p>
          </table:table-cell>
          <table:table-cell office:value-type="string">
            <text:p>05 08 1963</text:p>
          </table:table-cell>
          <table:table-cell office:value-type="string">
            <text:p>NON</text:p>
          </table:table-cell>
          <table:table-cell office:value-type="float" office:value="0">
            <text:p>0</text:p>
          </table:table-cell>
          <table:table-cell/>
          <table:table-cell office:value-type="float" office:value="270.04950225">
            <text:p>270,04950225</text:p>
          </table:table-cell>
          <table:table-cell office:value-type="float" office:value="59.9459360385">
            <text:p>59,9459360385</text:p>
          </table:table-cell>
        </table:table-row>
        <table:table-row table:style-name="ro1">
          <table:table-cell office:value-type="string">
            <text:p>Porte de la Blanquerie</text:p>
          </table:table-cell>
          <table:table-cell office:value-type="string">
            <text:p>inscrit Inv. MH</text:p>
          </table:table-cell>
          <table:table-cell office:value-type="string">
            <text:p>En totalité</text:p>
          </table:table-cell>
          <table:table-cell office:value-type="string">
            <text:p>26 12 1938</text:p>
          </table:table-cell>
          <table:table-cell office:value-type="string">
            <text:p>NON</text:p>
          </table:table-cell>
          <table:table-cell office:value-type="float" office:value="0">
            <text:p>0</text:p>
          </table:table-cell>
          <table:table-cell/>
          <table:table-cell office:value-type="float" office:value="113.21834264">
            <text:p>113,21834264</text:p>
          </table:table-cell>
          <table:table-cell office:value-type="float" office:value="48.3247235986">
            <text:p>48,3247235986</text:p>
          </table:table-cell>
        </table:table-row>
        <table:table-row table:style-name="ro1">
          <table:table-cell office:value-type="string">
            <text:p>Hôtel de Baudon et Mauny</text:p>
          </table:table-cell>
          <table:table-cell office:value-type="string">
            <text:p>inscrit Inv. MH</text:p>
          </table:table-cell>
          <table:table-cell office:value-type="string">
            <text:p>Façade sur rue et versant de toiture correspondant</text:p>
          </table:table-cell>
          <table:table-cell office:value-type="string">
            <text:p>10 01 1964</text:p>
          </table:table-cell>
          <table:table-cell office:value-type="string">
            <text:p>NON</text:p>
          </table:table-cell>
          <table:table-cell office:value-type="float" office:value="0">
            <text:p>0</text:p>
          </table:table-cell>
          <table:table-cell/>
          <table:table-cell office:value-type="float" office:value="727.37742846">
            <text:p>727,37742846</text:p>
          </table:table-cell>
          <table:table-cell office:value-type="float" office:value="195.129506685">
            <text:p>195,129506685</text:p>
          </table:table-cell>
        </table:table-row>
        <table:table-row table:style-name="ro1">
          <table:table-cell office:value-type="string">
            <text:p>Fontaine de la Préfecture</text:p>
          </table:table-cell>
          <table:table-cell office:value-type="string">
            <text:p>inscrit Inv. MH</text:p>
          </table:table-cell>
          <table:table-cell office:value-type="string">
            <text:p>En totalité</text:p>
          </table:table-cell>
          <table:table-cell office:value-type="string">
            <text:p>09 07 1926</text:p>
          </table:table-cell>
          <table:table-cell office:value-type="string">
            <text:p>NON</text:p>
          </table:table-cell>
          <table:table-cell office:value-type="float" office:value="0">
            <text:p>0</text:p>
          </table:table-cell>
          <table:table-cell/>
          <table:table-cell office:value-type="float" office:value="88.55779856">
            <text:p>88,55779856</text:p>
          </table:table-cell>
          <table:table-cell office:value-type="float" office:value="36.0603339561">
            <text:p>36,0603339561</text:p>
          </table:table-cell>
        </table:table-row>
        <table:table-row table:style-name="ro1">
          <table:table-cell office:value-type="string">
            <text:p>Hôtel de Sarret dit « de la Coquille »</text:p>
          </table:table-cell>
          <table:table-cell office:value-type="string">
            <text:p>inscrit Inv. MH</text:p>
          </table:table-cell>
          <table:table-cell office:value-type="string">
            <text:p>Trompe avec la partie des murs voisins sur un mètre de large depuis le sol jusqu’à l’appui des fenêtres.</text:p>
          </table:table-cell>
          <table:table-cell office:value-type="string">
            <text:p>01 04 1935</text:p>
          </table:table-cell>
          <table:table-cell office:value-type="string">
            <text:p>NON</text:p>
          </table:table-cell>
          <table:table-cell office:value-type="float" office:value="0">
            <text:p>0</text:p>
          </table:table-cell>
          <table:table-cell/>
          <table:table-cell office:value-type="float" office:value="140.69657432">
            <text:p>140,69657432</text:p>
          </table:table-cell>
          <table:table-cell office:value-type="float" office:value="47.8213836489">
            <text:p>47,8213836489</text:p>
          </table:table-cell>
        </table:table-row>
        <table:table-row table:style-name="ro1">
          <table:table-cell office:value-type="string">
            <text:p>Hôtel de Fesquet</text:p>
          </table:table-cell>
          <table:table-cell office:value-type="string">
            <text:p>inscrit Inv. MH</text:p>
          </table:table-cell>
          <table:table-cell office:value-type="string">
            <text:p>Grand escalier avec ses ferronneries.</text:p>
          </table:table-cell>
          <table:table-cell office:value-type="string">
            <text:p>11 03 1964</text:p>
          </table:table-cell>
          <table:table-cell office:value-type="string">
            <text:p>NON</text:p>
          </table:table-cell>
          <table:table-cell office:value-type="float" office:value="0">
            <text:p>0</text:p>
          </table:table-cell>
          <table:table-cell/>
          <table:table-cell office:value-type="float" office:value="534.99843298">
            <text:p>534,99843298</text:p>
          </table:table-cell>
          <table:table-cell office:value-type="float" office:value="116.06939258">
            <text:p>116,06939258</text:p>
          </table:table-cell>
        </table:table-row>
        <table:table-row table:style-name="ro1">
          <table:table-cell office:value-type="string">
            <text:p>Hôtel de Manse</text:p>
          </table:table-cell>
          <table:table-cell office:value-type="string">
            <text:p>inscrit Inv. MH</text:p>
          </table:table-cell>
          <table:table-cell office:value-type="string">
            <text:p>Façades sur cour intérieure et cage d’escalier.</text:p>
          </table:table-cell>
          <table:table-cell office:value-type="string">
            <text:p>08 09 1943</text:p>
          </table:table-cell>
          <table:table-cell office:value-type="string">
            <text:p>NON</text:p>
          </table:table-cell>
          <table:table-cell office:value-type="float" office:value="0">
            <text:p>0</text:p>
          </table:table-cell>
          <table:table-cell/>
          <table:table-cell office:value-type="float" office:value="580.95204639">
            <text:p>580,95204639</text:p>
          </table:table-cell>
          <table:table-cell office:value-type="float" office:value="105.052620547">
            <text:p>105,052620547</text:p>
          </table:table-cell>
        </table:table-row>
        <table:table-row table:style-name="ro1">
          <table:table-cell office:value-type="string">
            <text:p>Hôtel d’Aurès</text:p>
          </table:table-cell>
          <table:table-cell office:value-type="string">
            <text:p>inscrit Inv. MH</text:p>
          </table:table-cell>
          <table:table-cell office:value-type="string">
            <text:p>Façades et couvertures sur la rue et sur la cour, y compris la ferronnerie de l’escalier à vis ; entrée, vestibule et grand escalier avec sa rampe en fer forgé ; décoration intérieure des salles du rez-de-chaussée (Conseil des Prud’hommes).</text:p>
          </table:table-cell>
          <table:table-cell office:value-type="string">
            <text:p>12 02 1951</text:p>
          </table:table-cell>
          <table:table-cell office:value-type="string">
            <text:p>NON</text:p>
          </table:table-cell>
          <table:table-cell office:value-type="float" office:value="0">
            <text:p>0</text:p>
          </table:table-cell>
          <table:table-cell/>
          <table:table-cell office:value-type="float" office:value="495.43444344">
            <text:p>495,43444344</text:p>
          </table:table-cell>
          <table:table-cell office:value-type="float" office:value="134.821487706">
            <text:p>134,821487706</text:p>
          </table:table-cell>
        </table:table-row>
        <table:table-row table:style-name="ro1">
          <table:table-cell office:value-type="string">
            <text:p>Immeuble dit « Hôtel Lefèvre »</text:p>
          </table:table-cell>
          <table:table-cell office:value-type="string">
            <text:p>inscrit Inv. MH</text:p>
          </table:table-cell>
          <table:table-cell office:value-type="string">
            <text:p>En totalité</text:p>
          </table:table-cell>
          <table:table-cell office:value-type="string">
            <text:p>19 11 1985</text:p>
          </table:table-cell>
          <table:table-cell office:value-type="string">
            <text:p>OUI</text:p>
          </table:table-cell>
          <table:table-cell office:value-type="float" office:value="0">
            <text:p>0</text:p>
          </table:table-cell>
          <table:table-cell/>
          <table:table-cell office:value-type="float" office:value="333.81063824">
            <text:p>333,81063824</text:p>
          </table:table-cell>
          <table:table-cell office:value-type="float" office:value="93.4774612976">
            <text:p>93,4774612976</text:p>
          </table:table-cell>
        </table:table-row>
        <table:table-row table:style-name="ro1">
          <table:table-cell office:value-type="string">
            <text:p>Gare</text:p>
          </table:table-cell>
          <table:table-cell office:value-type="string">
            <text:p>inscrit Inv. MH</text:p>
          </table:table-cell>
          <table:table-cell office:value-type="string">
            <text:p>Partie centrale</text:p>
          </table:table-cell>
          <table:table-cell office:value-type="string">
            <text:p>28 12 1984</text:p>
          </table:table-cell>
          <table:table-cell office:value-type="string">
            <text:p>NON</text:p>
          </table:table-cell>
          <table:table-cell office:value-type="float" office:value="0">
            <text:p>0</text:p>
          </table:table-cell>
          <table:table-cell/>
          <table:table-cell office:value-type="float" office:value="4804.94619336">
            <text:p>4804,94619336</text:p>
          </table:table-cell>
          <table:table-cell office:value-type="float" office:value="458.128011571">
            <text:p>458,128011571</text:p>
          </table:table-cell>
        </table:table-row>
        <table:table-row table:style-name="ro1">
          <table:table-cell office:value-type="string">
            <text:p>Hôtel de Solas</text:p>
          </table:table-cell>
          <table:table-cell office:value-type="string">
            <text:p>inscrit Inv. MH</text:p>
          </table:table-cell>
          <table:table-cell office:value-type="string">
            <text:p>Façades sur les rues Fournarié et Girone, y compris les gargouilles ; portail et ses vantaux ; grilles d’appui en fer forgé.</text:p>
          </table:table-cell>
          <table:table-cell office:value-type="string">
            <text:p>09 09 1965</text:p>
          </table:table-cell>
          <table:table-cell office:value-type="string">
            <text:p>NON</text:p>
          </table:table-cell>
          <table:table-cell office:value-type="float" office:value="0">
            <text:p>0</text:p>
          </table:table-cell>
          <table:table-cell/>
          <table:table-cell office:value-type="float" office:value="166.92860012">
            <text:p>166,92860012</text:p>
          </table:table-cell>
          <table:table-cell office:value-type="float" office:value="57.749843166">
            <text:p>57,749843166</text:p>
          </table:table-cell>
        </table:table-row>
        <table:table-row table:style-name="ro1">
          <table:table-cell office:value-type="string">
            <text:p>Portail</text:p>
          </table:table-cell>
          <table:table-cell office:value-type="string">
            <text:p>inscrit Inv. MH</text:p>
          </table:table-cell>
          <table:table-cell office:value-type="string">
            <text:p>Portail sur rue avec son tympan sculpté <text:s/>(3 rue du Général Maureilhan)</text:p>
          </table:table-cell>
          <table:table-cell office:value-type="string">
            <text:p>16 06 1965</text:p>
          </table:table-cell>
          <table:table-cell office:value-type="string">
            <text:p>OUI</text:p>
          </table:table-cell>
          <table:table-cell office:value-type="float" office:value="0">
            <text:p>0</text:p>
          </table:table-cell>
          <table:table-cell/>
          <table:table-cell office:value-type="float" office:value="284.59225448">
            <text:p>284,59225448</text:p>
          </table:table-cell>
          <table:table-cell office:value-type="float" office:value="70.2636608248">
            <text:p>70,2636608248</text:p>
          </table:table-cell>
        </table:table-row>
        <table:table-row table:style-name="ro1">
          <table:table-cell office:value-type="string">
            <text:p>Tour des Pins</text:p>
          </table:table-cell>
          <table:table-cell office:value-type="string">
            <text:p>inscrit Inv. MH</text:p>
          </table:table-cell>
          <table:table-cell office:value-type="string">
            <text:p>En totalité</text:p>
          </table:table-cell>
          <table:table-cell office:value-type="string">
            <text:p>21 12 1925</text:p>
          </table:table-cell>
          <table:table-cell office:value-type="string">
            <text:p>NON</text:p>
          </table:table-cell>
          <table:table-cell office:value-type="float" office:value="0">
            <text:p>0</text:p>
          </table:table-cell>
          <table:table-cell/>
          <table:table-cell office:value-type="float" office:value="181.72833956">
            <text:p>181,72833956</text:p>
          </table:table-cell>
          <table:table-cell office:value-type="float" office:value="62.8107097306">
            <text:p>62,8107097306</text:p>
          </table:table-cell>
        </table:table-row>
        <table:table-row table:style-name="ro1">
          <table:table-cell office:value-type="string">
            <text:p>Hôtel de Fourques</text:p>
          </table:table-cell>
          <table:table-cell office:value-type="string">
            <text:p>inscrit Inv. MH</text:p>
          </table:table-cell>
          <table:table-cell office:value-type="string">
            <text:p>Façade</text:p>
          </table:table-cell>
          <table:table-cell office:value-type="string">
            <text:p>25 09 1942</text:p>
          </table:table-cell>
          <table:table-cell office:value-type="string">
            <text:p>NON</text:p>
          </table:table-cell>
          <table:table-cell office:value-type="float" office:value="0">
            <text:p>0</text:p>
          </table:table-cell>
          <table:table-cell/>
          <table:table-cell office:value-type="float" office:value="862.50844104">
            <text:p>862,50844104</text:p>
          </table:table-cell>
          <table:table-cell office:value-type="float" office:value="163.854524253">
            <text:p>163,854524253</text:p>
          </table:table-cell>
        </table:table-row>
        <table:table-row table:style-name="ro1">
          <table:table-cell office:value-type="string">
            <text:p>Hôtel de Bénézet</text:p>
          </table:table-cell>
          <table:table-cell office:value-type="string">
            <text:p>inscrit Inv. MH</text:p>
          </table:table-cell>
          <table:table-cell office:value-type="string">
            <text:p>Façades sur cour et toitures correspondantes ; grand escalier, y compris le plafond peint</text:p>
          </table:table-cell>
          <table:table-cell office:value-type="string">
            <text:p>10 03 1965</text:p>
          </table:table-cell>
          <table:table-cell office:value-type="string">
            <text:p>NON</text:p>
          </table:table-cell>
          <table:table-cell office:value-type="float" office:value="0">
            <text:p>0</text:p>
          </table:table-cell>
          <table:table-cell/>
          <table:table-cell office:value-type="float" office:value="165.014046845">
            <text:p>165,014046845</text:p>
          </table:table-cell>
          <table:table-cell office:value-type="float" office:value="57.3631518538">
            <text:p>57,3631518538</text:p>
          </table:table-cell>
        </table:table-row>
        <table:table-row table:style-name="ro1">
          <table:table-cell office:value-type="string">
            <text:p>Hôtel de Guidais</text:p>
          </table:table-cell>
          <table:table-cell office:value-type="string">
            <text:p>Classé MH</text:p>
          </table:table-cell>
          <table:table-cell office:value-type="string">
            <text:p>Façades et toitures y compris celle de l’orangerie ; portail d’entrée avec sa grille ; cour d’entrée ; terrasse sur jardin avec son perron et ses deux fontaines ; escalier intérieur avec sa rampe en fer forgé ; grand salon ; jardin.</text:p>
          </table:table-cell>
          <table:table-cell office:value-type="string">
            <text:p>26 10 1977</text:p>
          </table:table-cell>
          <table:table-cell office:value-type="string">
            <text:p>NON</text:p>
          </table:table-cell>
          <table:table-cell office:value-type="float" office:value="0">
            <text:p>0</text:p>
          </table:table-cell>
          <table:table-cell/>
          <table:table-cell office:value-type="float" office:value="2752.11675513">
            <text:p>2752,11675513</text:p>
          </table:table-cell>
          <table:table-cell office:value-type="float" office:value="272.738362403">
            <text:p>272,738362403</text:p>
          </table:table-cell>
        </table:table-row>
        <table:table-row table:style-name="ro1">
          <table:table-cell office:value-type="string">
            <text:p>Hôtel Haguenot</text:p>
          </table:table-cell>
          <table:table-cell office:value-type="string">
            <text:p>Classé MH</text:p>
          </table:table-cell>
          <table:table-cell office:value-type="string">
            <text:p>Façades et toitures del’hôtel ; jardin, Pièces suivantes du rez-de-chaussée avec leur décor, Fontaine adossée au Nord-Ouest ; façades et toitures de l’orangerie et des communs</text:p>
          </table:table-cell>
          <table:table-cell office:value-type="string">
            <text:p>21 12 1984</text:p>
          </table:table-cell>
          <table:table-cell office:value-type="string">
            <text:p>NON</text:p>
          </table:table-cell>
          <table:table-cell office:value-type="float" office:value="0">
            <text:p>0</text:p>
          </table:table-cell>
          <table:table-cell/>
          <table:table-cell office:value-type="float" office:value="2175.14421364">
            <text:p>2175,14421364</text:p>
          </table:table-cell>
          <table:table-cell office:value-type="float" office:value="251.787235737">
            <text:p>251,787235737</text:p>
          </table:table-cell>
        </table:table-row>
        <table:table-row table:style-name="ro1">
          <table:table-cell office:value-type="string">
            <text:p>Maison</text:p>
          </table:table-cell>
          <table:table-cell office:value-type="string">
            <text:p>inscrit Inv. MH</text:p>
          </table:table-cell>
          <table:table-cell office:value-type="string">
            <text:p>Portail et son imposte (9 rue Montpelliéret)</text:p>
          </table:table-cell>
          <table:table-cell office:value-type="string">
            <text:p>19 04 1966</text:p>
          </table:table-cell>
          <table:table-cell office:value-type="string">
            <text:p>NON</text:p>
          </table:table-cell>
          <table:table-cell office:value-type="float" office:value="0">
            <text:p>0</text:p>
          </table:table-cell>
          <table:table-cell/>
          <table:table-cell office:value-type="float" office:value="232.76247596">
            <text:p>232,76247596</text:p>
          </table:table-cell>
          <table:table-cell office:value-type="float" office:value="78.1047513307">
            <text:p>78,1047513307</text:p>
          </table:table-cell>
        </table:table-row>
        <table:table-row table:style-name="ro1">
          <table:table-cell office:value-type="string">
            <text:p>Ancien Logis du Chapeau rouge</text:p>
          </table:table-cell>
          <table:table-cell office:value-type="string">
            <text:p>inscrit Inv. MH</text:p>
          </table:table-cell>
          <table:table-cell office:value-type="string">
            <text:p>Façades et couvertures, escalier à vis, degré à balustres et terrasse.</text:p>
          </table:table-cell>
          <table:table-cell office:value-type="string">
            <text:p>12 02 1951</text:p>
          </table:table-cell>
          <table:table-cell office:value-type="string">
            <text:p>NON</text:p>
          </table:table-cell>
          <table:table-cell office:value-type="float" office:value="0">
            <text:p>0</text:p>
          </table:table-cell>
          <table:table-cell/>
          <table:table-cell office:value-type="float" office:value="871.15138775">
            <text:p>871,15138775</text:p>
          </table:table-cell>
          <table:table-cell office:value-type="float" office:value="143.538361435">
            <text:p>143,538361435</text:p>
          </table:table-cell>
        </table:table-row>
        <table:table-row table:style-name="ro1">
          <table:table-cell office:value-type="string">
            <text:p>Hôtel Bardy</text:p>
          </table:table-cell>
          <table:table-cell office:value-type="string">
            <text:p>inscrit Inv. MH</text:p>
          </table:table-cell>
          <table:table-cell office:value-type="string">
            <text:p>Décor intérieur du boudoir chinois et du petit salon (boiseries, peintures et gypseries) de l’appartement du rez-de-chaussée.</text:p>
          </table:table-cell>
          <table:table-cell office:value-type="string">
            <text:p>03 03 1954</text:p>
          </table:table-cell>
          <table:table-cell office:value-type="string">
            <text:p>NON</text:p>
          </table:table-cell>
          <table:table-cell office:value-type="float" office:value="0">
            <text:p>0</text:p>
          </table:table-cell>
          <table:table-cell/>
          <table:table-cell office:value-type="float" office:value="779.81973128">
            <text:p>779,81973128</text:p>
          </table:table-cell>
          <table:table-cell office:value-type="float" office:value="185.271033915">
            <text:p>185,271033915</text:p>
          </table:table-cell>
        </table:table-row>
        <table:table-row table:style-name="ro1">
          <table:table-cell office:value-type="string">
            <text:p>Immeuble</text:p>
          </table:table-cell>
          <table:table-cell office:value-type="string">
            <text:p>inscrit Inv. MH</text:p>
          </table:table-cell>
          <table:table-cell office:value-type="string">
            <text:p>L’immeuble en totalité <text:s/>(9 rue Poitevine ;23 rue de la Valfère )</text:p>
          </table:table-cell>
          <table:table-cell office:value-type="string">
            <text:p>11 10 1984</text:p>
          </table:table-cell>
          <table:table-cell office:value-type="string">
            <text:p>NON</text:p>
          </table:table-cell>
          <table:table-cell office:value-type="float" office:value="0">
            <text:p>0</text:p>
          </table:table-cell>
          <table:table-cell/>
          <table:table-cell office:value-type="float" office:value="259.16532502">
            <text:p>259,16532502</text:p>
          </table:table-cell>
          <table:table-cell office:value-type="float" office:value="78.9540123247">
            <text:p>78,9540123247</text:p>
          </table:table-cell>
        </table:table-row>
        <table:table-row table:style-name="ro1">
          <table:table-cell office:value-type="string">
            <text:p>Ancien bureau d’octroi du Pont Juvénal</text:p>
          </table:table-cell>
          <table:table-cell office:value-type="string">
            <text:p>inscrit Inv. MH</text:p>
          </table:table-cell>
          <table:table-cell office:value-type="string">
            <text:p>Façades et toitures</text:p>
          </table:table-cell>
          <table:table-cell office:value-type="string">
            <text:p>20 10 1978</text:p>
          </table:table-cell>
          <table:table-cell office:value-type="string">
            <text:p>NON</text:p>
          </table:table-cell>
          <table:table-cell office:value-type="float" office:value="0">
            <text:p>0</text:p>
          </table:table-cell>
          <table:table-cell/>
          <table:table-cell office:value-type="float" office:value="82.63637134">
            <text:p>82,63637134</text:p>
          </table:table-cell>
          <table:table-cell office:value-type="float" office:value="37.3981743573">
            <text:p>37,3981743573</text:p>
          </table:table-cell>
        </table:table-row>
        <table:table-row table:style-name="ro1">
          <table:table-cell office:value-type="string">
            <text:p>Hôtel Verchant</text:p>
          </table:table-cell>
          <table:table-cell office:value-type="string">
            <text:p>inscrit Inv. MH</text:p>
          </table:table-cell>
          <table:table-cell office:value-type="string">
            <text:p>Portail sur rue (imposte comprise)</text:p>
          </table:table-cell>
          <table:table-cell office:value-type="string">
            <text:p>27 07 1965</text:p>
          </table:table-cell>
          <table:table-cell office:value-type="string">
            <text:p>NON</text:p>
          </table:table-cell>
          <table:table-cell office:value-type="float" office:value="0">
            <text:p>0</text:p>
          </table:table-cell>
          <table:table-cell/>
          <table:table-cell office:value-type="float" office:value="362.22041193">
            <text:p>362,22041193</text:p>
          </table:table-cell>
          <table:table-cell office:value-type="float" office:value="99.9345426703">
            <text:p>99,9345426703</text:p>
          </table:table-cell>
        </table:table-row>
        <table:table-row table:style-name="ro1">
          <table:table-cell office:value-type="string">
            <text:p>Hôtel de Querelles</text:p>
          </table:table-cell>
          <table:table-cell office:value-type="string">
            <text:p>inscrit Inv. MH</text:p>
          </table:table-cell>
          <table:table-cell office:value-type="string">
            <text:p>Escalier et portes palières</text:p>
          </table:table-cell>
          <table:table-cell office:value-type="string">
            <text:p>08 01 1964</text:p>
          </table:table-cell>
          <table:table-cell office:value-type="string">
            <text:p>NON</text:p>
          </table:table-cell>
          <table:table-cell office:value-type="float" office:value="0">
            <text:p>0</text:p>
          </table:table-cell>
          <table:table-cell/>
          <table:table-cell office:value-type="float" office:value="90.193086">
            <text:p>90,193086</text:p>
          </table:table-cell>
          <table:table-cell office:value-type="float" office:value="40.8929002379">
            <text:p>40,8929002379</text:p>
          </table:table-cell>
        </table:table-row>
        <table:table-row table:style-name="ro1">
          <table:table-cell office:value-type="string">
            <text:p>Hôtel de Cambacérès-Murles</text:p>
          </table:table-cell>
          <table:table-cell office:value-type="string">
            <text:p>inscrit Inv. MH</text:p>
          </table:table-cell>
          <table:table-cell office:value-type="string">
            <text:p>Ensemble des façades et des toitures ; totalité de la cour avec le passage d'entrée ; ensemble du grand escalier ainsi que le petit escalier secondaire sur la cour, les caves établies dans plusieurs niveaux de sous-sols</text:p>
          </table:table-cell>
          <table:table-cell office:value-type="string">
            <text:p>23 03 1995</text:p>
          </table:table-cell>
          <table:table-cell office:value-type="string">
            <text:p>NON</text:p>
          </table:table-cell>
          <table:table-cell office:value-type="float" office:value="0">
            <text:p>0</text:p>
          </table:table-cell>
          <table:table-cell/>
          <table:table-cell office:value-type="float" office:value="131.12658734">
            <text:p>131,12658734</text:p>
          </table:table-cell>
          <table:table-cell office:value-type="float" office:value="48.292471927">
            <text:p>48,292471927</text:p>
          </table:table-cell>
        </table:table-row>
        <table:table-row table:style-name="ro1">
          <table:table-cell office:value-type="string">
            <text:p>Hôtel de Ricard</text:p>
          </table:table-cell>
          <table:table-cell office:value-type="string">
            <text:p>inscrit Inv. MH</text:p>
          </table:table-cell>
          <table:table-cell office:value-type="string">
            <text:p>Porte</text:p>
          </table:table-cell>
          <table:table-cell office:value-type="string">
            <text:p>28 07 1945</text:p>
          </table:table-cell>
          <table:table-cell office:value-type="string">
            <text:p>NON</text:p>
          </table:table-cell>
          <table:table-cell office:value-type="float" office:value="0">
            <text:p>0</text:p>
          </table:table-cell>
          <table:table-cell/>
          <table:table-cell office:value-type="float" office:value="460.49120894">
            <text:p>460,49120894</text:p>
          </table:table-cell>
          <table:table-cell office:value-type="float" office:value="97.2250472952">
            <text:p>97,2250472952</text:p>
          </table:table-cell>
        </table:table-row>
        <table:table-row table:style-name="ro1">
          <table:table-cell office:value-type="string">
            <text:p>Hôtel de Campan</text:p>
          </table:table-cell>
          <table:table-cell office:value-type="string">
            <text:p>inscrit Inv. MH</text:p>
          </table:table-cell>
          <table:table-cell office:value-type="string">
            <text:p>Escalier avec sa rampe en fer forgé</text:p>
          </table:table-cell>
          <table:table-cell office:value-type="string">
            <text:p>10 01 1964</text:p>
          </table:table-cell>
          <table:table-cell office:value-type="string">
            <text:p>NON</text:p>
          </table:table-cell>
          <table:table-cell office:value-type="float" office:value="0">
            <text:p>0</text:p>
          </table:table-cell>
          <table:table-cell/>
          <table:table-cell office:value-type="float" office:value="212.20605952">
            <text:p>212,20605952</text:p>
          </table:table-cell>
          <table:table-cell office:value-type="float" office:value="59.021371092">
            <text:p>59,021371092</text:p>
          </table:table-cell>
        </table:table-row>
        <table:table-row table:style-name="ro1">
          <table:table-cell office:value-type="string">
            <text:p>Hôtel Montcalm</text:p>
          </table:table-cell>
          <table:table-cell office:value-type="string">
            <text:p>inscrit Inv. MH</text:p>
          </table:table-cell>
          <table:table-cell office:value-type="string">
            <text:p>L’immeuble en totalité</text:p>
          </table:table-cell>
          <table:table-cell office:value-type="string">
            <text:p>16 10 1944</text:p>
          </table:table-cell>
          <table:table-cell office:value-type="string">
            <text:p>NON</text:p>
          </table:table-cell>
          <table:table-cell office:value-type="float" office:value="0">
            <text:p>0</text:p>
          </table:table-cell>
          <table:table-cell/>
          <table:table-cell office:value-type="float" office:value="702.13735536">
            <text:p>702,13735536</text:p>
          </table:table-cell>
          <table:table-cell office:value-type="float" office:value="214.415417994">
            <text:p>214,415417994</text:p>
          </table:table-cell>
        </table:table-row>
        <table:table-row table:style-name="ro1">
          <table:table-cell office:value-type="string">
            <text:p>Immeuble</text:p>
          </table:table-cell>
          <table:table-cell office:value-type="string">
            <text:p>inscrit Inv. MH</text:p>
          </table:table-cell>
          <table:table-cell office:value-type="string">
            <text:p>Façades du rez-de-chaussée et du premier étage <text:s/>(à l'angle de la rue des Amandiers et de la rue Terral)</text:p>
          </table:table-cell>
          <table:table-cell office:value-type="string">
            <text:p>08 05 1939</text:p>
          </table:table-cell>
          <table:table-cell office:value-type="string">
            <text:p>NON</text:p>
          </table:table-cell>
          <table:table-cell office:value-type="float" office:value="0">
            <text:p>0</text:p>
          </table:table-cell>
          <table:table-cell/>
          <table:table-cell office:value-type="float" office:value="168.31769644">
            <text:p>168,31769644</text:p>
          </table:table-cell>
          <table:table-cell office:value-type="float" office:value="51.2620962576">
            <text:p>51,2620962576</text:p>
          </table:table-cell>
        </table:table-row>
        <table:table-row table:style-name="ro1">
          <table:table-cell office:value-type="string">
            <text:p>Hôtel des Trésoriers de la Bourse</text:p>
          </table:table-cell>
          <table:table-cell office:value-type="string">
            <text:p>Classé MH</text:p>
          </table:table-cell>
          <table:table-cell office:value-type="string">
            <text:p>Façades sur rue et sur cour ; couvertures et escalier ouvert sur la cour d’honneur.</text:p>
          </table:table-cell>
          <table:table-cell office:value-type="string">
            <text:p>02 12 1945</text:p>
          </table:table-cell>
          <table:table-cell office:value-type="string">
            <text:p>NON</text:p>
          </table:table-cell>
          <table:table-cell office:value-type="float" office:value="0">
            <text:p>0</text:p>
          </table:table-cell>
          <table:table-cell/>
          <table:table-cell office:value-type="float" office:value="1395.650941">
            <text:p>1395,650941</text:p>
          </table:table-cell>
          <table:table-cell office:value-type="float" office:value="351.474494191">
            <text:p>351,474494191</text:p>
          </table:table-cell>
        </table:table-row>
        <table:table-row table:style-name="ro1">
          <table:table-cell office:value-type="string">
            <text:p>Hôtel Bachy-du-Cayla</text:p>
          </table:table-cell>
          <table:table-cell office:value-type="string">
            <text:p>inscrit Inv. MH</text:p>
          </table:table-cell>
          <table:table-cell office:value-type="string">
            <text:p>Façades et toitures sur cours, jardin et rue (y compris le porche d’entrée avec son escalier à vis évidé) ; grand escalier ; salle à manger avec son décor de gypseries.</text:p>
          </table:table-cell>
          <table:table-cell office:value-type="string">
            <text:p>26 07 1990</text:p>
          </table:table-cell>
          <table:table-cell office:value-type="string">
            <text:p>NON</text:p>
          </table:table-cell>
          <table:table-cell office:value-type="float" office:value="0">
            <text:p>0</text:p>
          </table:table-cell>
          <table:table-cell/>
          <table:table-cell office:value-type="float" office:value="0.00003483">
            <text:p>0,00003483</text:p>
          </table:table-cell>
          <table:table-cell office:value-type="float" office:value="0.0306005211823">
            <text:p>0,0306005212</text:p>
          </table:table-cell>
        </table:table-row>
        <table:table-row table:style-name="ro1">
          <table:table-cell office:value-type="string">
            <text:p>Hôtel de Varennes</text:p>
          </table:table-cell>
          <table:table-cell office:value-type="string">
            <text:p>inscrit Inv. MH</text:p>
          </table:table-cell>
          <table:table-cell office:value-type="string">
            <text:p>Façade et toiture</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652.7460663">
            <text:p>652,7460663</text:p>
          </table:table-cell>
          <table:table-cell office:value-type="float" office:value="149.733220909">
            <text:p>149,733220909</text:p>
          </table:table-cell>
        </table:table-row>
        <table:table-row table:style-name="ro2">
          <table:table-cell office:value-type="string">
            <text:p>Vestiges de l'ancien ensemble cultuel hébraïque</text:p>
          </table:table-cell>
          <table:table-cell office:value-type="string">
            <text:p>Classé MH</text:p>
          </table:table-cell>
          <table:table-cell office:value-type="string">
            <text:p>Immeuble comportant les vestiges de l’ancienne synagogue, ensemble cultuel hébraïque, avec notamment, l’ancien bain rituel juif</text:p>
            <text:p>y compris l’espace de l’ancienne venelle (actuellement en cœur d’îlot)</text:p>
            <text:p/>
          </table:table-cell>
          <table:table-cell office:value-type="string">
            <text:p>05 05 2004</text:p>
          </table:table-cell>
          <table:table-cell office:value-type="string">
            <text:p>NON</text:p>
          </table:table-cell>
          <table:table-cell office:value-type="float" office:value="0">
            <text:p>0</text:p>
          </table:table-cell>
          <table:table-cell/>
          <table:table-cell office:value-type="float" office:value="293.19906172">
            <text:p>293,19906172</text:p>
          </table:table-cell>
          <table:table-cell office:value-type="float" office:value="108.560964289">
            <text:p>108,560964289</text:p>
          </table:table-cell>
        </table:table-row>
        <table:table-row table:style-name="ro1">
          <table:table-cell office:value-type="string">
            <text:p>Jardins de la reine, Ancien Rectorat et Intendance Jardin des Plantes</text:p>
          </table:table-cell>
          <table:table-cell office:value-type="string">
            <text:p>inscrit Inv. MH</text:p>
          </table:table-cell>
          <table:table-cell office:value-type="string">
            <text:p>En totalité</text:p>
          </table:table-cell>
          <table:table-cell office:value-type="string">
            <text:p>13 05 2009</text:p>
          </table:table-cell>
          <table:table-cell office:value-type="string">
            <text:p>NON</text:p>
          </table:table-cell>
          <table:table-cell office:value-type="float" office:value="0">
            <text:p>0</text:p>
          </table:table-cell>
          <table:table-cell/>
          <table:table-cell office:value-type="float" office:value="1266.86635278">
            <text:p>1266,86635278</text:p>
          </table:table-cell>
          <table:table-cell office:value-type="float" office:value="191.437628904">
            <text:p>191,437628904</text:p>
          </table:table-cell>
        </table:table-row>
        <table:table-row table:style-name="ro1">
          <table:table-cell office:value-type="string">
            <text:p>Ancien Hôtel de Belleval</text:p>
          </table:table-cell>
          <table:table-cell office:value-type="string">
            <text:p>inscrit Inv. MH</text:p>
          </table:table-cell>
          <table:table-cell office:value-type="string">
            <text:p>Façades et couvertures sur la place de la Canourgue, les rues du Vestiaire, du Puits-des-Esquilles-de-Saint-Pierre ; décoration de la salle au rez-de-chaussée ; décoration de l'ancienne salle des mariages au premier étage</text:p>
          </table:table-cell>
          <table:table-cell office:value-type="string">
            <text:p>18 08 1950</text:p>
          </table:table-cell>
          <table:table-cell office:value-type="string">
            <text:p>NON</text:p>
          </table:table-cell>
          <table:table-cell office:value-type="float" office:value="0">
            <text:p>0</text:p>
          </table:table-cell>
          <table:table-cell/>
          <table:table-cell office:value-type="float" office:value="903.73999688">
            <text:p>903,73999688</text:p>
          </table:table-cell>
          <table:table-cell office:value-type="float" office:value="172.745821525">
            <text:p>172,745821525</text:p>
          </table:table-cell>
        </table:table-row>
        <table:table-row table:style-name="ro1">
          <table:table-cell office:value-type="string">
            <text:p>Hôtel de Joubert</text:p>
          </table:table-cell>
          <table:table-cell office:value-type="string">
            <text:p>inscrit Inv. MH</text:p>
          </table:table-cell>
          <table:table-cell office:value-type="string">
            <text:p>Façades et toitures</text:p>
          </table:table-cell>
          <table:table-cell office:value-type="string">
            <text:p>16 10 1944</text:p>
          </table:table-cell>
          <table:table-cell office:value-type="string">
            <text:p>NON</text:p>
          </table:table-cell>
          <table:table-cell office:value-type="float" office:value="0">
            <text:p>0</text:p>
          </table:table-cell>
          <table:table-cell/>
          <table:table-cell office:value-type="float" office:value="479.27697122">
            <text:p>479,27697122</text:p>
          </table:table-cell>
          <table:table-cell office:value-type="float" office:value="141.878597084">
            <text:p>141,878597084</text:p>
          </table:table-cell>
        </table:table-row>
        <table:table-row table:style-name="ro1">
          <table:table-cell office:value-type="string">
            <text:p>Hôtel d’Uston</text:p>
          </table:table-cell>
          <table:table-cell office:value-type="string">
            <text:p>inscrit Inv. MH</text:p>
          </table:table-cell>
          <table:table-cell office:value-type="string">
            <text:p>Façades sur rue et sur cour et couverture du bâtiment d’entrée.</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574.5670635">
            <text:p>574,5670635</text:p>
          </table:table-cell>
          <table:table-cell office:value-type="float" office:value="146.267477073">
            <text:p>146,267477073</text:p>
          </table:table-cell>
        </table:table-row>
        <table:table-row table:style-name="ro1">
          <table:table-cell office:value-type="string">
            <text:p>Ancienne maison ou couvent de la Miséricorde</text:p>
          </table:table-cell>
          <table:table-cell office:value-type="string">
            <text:p>Classé MH</text:p>
          </table:table-cell>
          <table:table-cell office:value-type="string">
            <text:p>Ancienne maison de la Miséricorde et bureau de bienfaisance avec ses pharmacies et la chapelle, en totalité</text:p>
          </table:table-cell>
          <table:table-cell office:value-type="string">
            <text:p>10 05 2006</text:p>
          </table:table-cell>
          <table:table-cell office:value-type="string">
            <text:p>NON</text:p>
          </table:table-cell>
          <table:table-cell office:value-type="float" office:value="0">
            <text:p>0</text:p>
          </table:table-cell>
          <table:table-cell/>
          <table:table-cell office:value-type="float" office:value="1082.02728586">
            <text:p>1082,02728586</text:p>
          </table:table-cell>
          <table:table-cell office:value-type="float" office:value="215.745754929">
            <text:p>215,745754929</text:p>
          </table:table-cell>
        </table:table-row>
        <table:table-row table:style-name="ro1">
          <table:table-cell office:value-type="string">
            <text:p>Hôtel de Bernard Duffau et ancien grand séminaire</text:p>
          </table:table-cell>
          <table:table-cell office:value-type="string">
            <text:p>inscrit Inv. MH</text:p>
          </table:table-cell>
          <table:table-cell office:value-type="string">
            <text:p>Les bâtiments de l'ancien hôtel Duffau (18e siècle), de la maison Sénard-Paquier (17e siècle) et de l'ancienne église du grand séminaire, ainsi que le sol des parcelles correspondantes (centre Saint-Guilhem), en totalité</text:p>
          </table:table-cell>
          <table:table-cell office:value-type="string">
            <text:p>07 03 2002</text:p>
          </table:table-cell>
          <table:table-cell office:value-type="string">
            <text:p>NON</text:p>
          </table:table-cell>
          <table:table-cell office:value-type="float" office:value="0">
            <text:p>0</text:p>
          </table:table-cell>
          <table:table-cell/>
          <table:table-cell office:value-type="float" office:value="8424.36613148">
            <text:p>8424,36613148</text:p>
          </table:table-cell>
          <table:table-cell office:value-type="float" office:value="504.823972511">
            <text:p>504,823972511</text:p>
          </table:table-cell>
        </table:table-row>
        <table:table-row table:style-name="ro1">
          <table:table-cell office:value-type="string">
            <text:p>Hôtel Périer</text:p>
          </table:table-cell>
          <table:table-cell office:value-type="string">
            <text:p>inscrit Inv. MH</text:p>
          </table:table-cell>
          <table:table-cell office:value-type="string">
            <text:p>Façades sur rue et sur cour et toitures correspondantes ; escalier avec rampe en fer forgé ; galeries avec grilles en fer forgé.</text:p>
          </table:table-cell>
          <table:table-cell office:value-type="string">
            <text:p>01 06 1965</text:p>
          </table:table-cell>
          <table:table-cell office:value-type="string">
            <text:p>NON</text:p>
          </table:table-cell>
          <table:table-cell office:value-type="float" office:value="0">
            <text:p>0</text:p>
          </table:table-cell>
          <table:table-cell/>
          <table:table-cell office:value-type="float" office:value="254.38421458">
            <text:p>254,38421458</text:p>
          </table:table-cell>
          <table:table-cell office:value-type="float" office:value="92.5490561649">
            <text:p>92,5490561649</text:p>
          </table:table-cell>
        </table:table-row>
        <table:table-row table:style-name="ro1">
          <table:table-cell office:value-type="string">
            <text:p>Hôtel Rey</text:p>
          </table:table-cell>
          <table:table-cell office:value-type="string">
            <text:p>inscrit Inv. MH</text:p>
          </table:table-cell>
          <table:table-cell office:value-type="string">
            <text:p>Façades sur rue et sur cour, toitures correspondantes</text:p>
          </table:table-cell>
          <table:table-cell office:value-type="string">
            <text:p>30 11 1965</text:p>
          </table:table-cell>
          <table:table-cell office:value-type="string">
            <text:p>NON</text:p>
          </table:table-cell>
          <table:table-cell office:value-type="float" office:value="0">
            <text:p>0</text:p>
          </table:table-cell>
          <table:table-cell/>
          <table:table-cell office:value-type="float" office:value="494.40715758">
            <text:p>494,40715758</text:p>
          </table:table-cell>
          <table:table-cell office:value-type="float" office:value="143.777989917">
            <text:p>143,777989917</text:p>
          </table:table-cell>
        </table:table-row>
        <table:table-row table:style-name="ro1">
          <table:table-cell office:value-type="string">
            <text:p>Hôtel de Boussugues</text:p>
          </table:table-cell>
          <table:table-cell office:value-type="string">
            <text:p>inscrit Inv. MH</text:p>
          </table:table-cell>
          <table:table-cell office:value-type="string">
            <text:p>Façades sur cour et passage voûté</text:p>
          </table:table-cell>
          <table:table-cell office:value-type="string">
            <text:p>12 12 1963</text:p>
          </table:table-cell>
          <table:table-cell office:value-type="string">
            <text:p>NON</text:p>
          </table:table-cell>
          <table:table-cell office:value-type="float" office:value="0">
            <text:p>0</text:p>
          </table:table-cell>
          <table:table-cell/>
          <table:table-cell office:value-type="float" office:value="525.08398856">
            <text:p>525,08398856</text:p>
          </table:table-cell>
          <table:table-cell office:value-type="float" office:value="155.283916646">
            <text:p>155,283916646</text:p>
          </table:table-cell>
        </table:table-row>
        <table:table-row table:style-name="ro1">
          <table:table-cell office:value-type="string">
            <text:p>Hôtel Pas de Beaulieu</text:p>
          </table:table-cell>
          <table:table-cell office:value-type="string">
            <text:p>inscrit Inv. MH</text:p>
          </table:table-cell>
          <table:table-cell office:value-type="string">
            <text:p>Façade sur rue, y compris les trois grilles d'appui en fer forgé ; toiture correspondante ; grand escalier dans la cour.</text:p>
          </table:table-cell>
          <table:table-cell office:value-type="string">
            <text:p>20 01 1964</text:p>
          </table:table-cell>
          <table:table-cell office:value-type="string">
            <text:p>NON</text:p>
          </table:table-cell>
          <table:table-cell office:value-type="float" office:value="0">
            <text:p>0</text:p>
          </table:table-cell>
          <table:table-cell/>
          <table:table-cell office:value-type="float" office:value="197.14988648">
            <text:p>197,14988648</text:p>
          </table:table-cell>
          <table:table-cell office:value-type="float" office:value="83.1847482746">
            <text:p>83,1847482746</text:p>
          </table:table-cell>
        </table:table-row>
        <table:table-row table:style-name="ro1">
          <table:table-cell office:value-type="string">
            <text:p>Hôtel de Castries</text:p>
          </table:table-cell>
          <table:table-cell office:value-type="string">
            <text:p>inscrit Inv. MH</text:p>
          </table:table-cell>
          <table:table-cell office:value-type="string">
            <text:p>Ensemble des façades et des toitures (comprenant les élévations ), y compris secondaire) ; escalier à vis secondaire ; ensemble du grand escalier, du passage-vestibule de l'étage et des deux pièces décorées au premier étage</text:p>
          </table:table-cell>
          <table:table-cell office:value-type="string">
            <text:p>24 08 1995</text:p>
          </table:table-cell>
          <table:table-cell office:value-type="string">
            <text:p>NON</text:p>
          </table:table-cell>
          <table:table-cell office:value-type="float" office:value="0">
            <text:p>0</text:p>
          </table:table-cell>
          <table:table-cell/>
          <table:table-cell office:value-type="float" office:value="750.4350543">
            <text:p>750,4350543</text:p>
          </table:table-cell>
          <table:table-cell office:value-type="float" office:value="195.88503294">
            <text:p>195,88503294</text:p>
          </table:table-cell>
        </table:table-row>
        <table:table-row table:style-name="ro1">
          <table:table-cell office:value-type="string">
            <text:p>Immeuble</text:p>
          </table:table-cell>
          <table:table-cell office:value-type="string">
            <text:p>inscrit Inv. MH</text:p>
          </table:table-cell>
          <table:table-cell office:value-type="string">
            <text:p>L’immeuble en totalité, Les peintures murales du 2ème étage, représentent des animaux fantastiques, les vices et les vertus avec décors géométriques et armoires du 14e siècle. ( 3 rue des Soeurs Noires )</text:p>
          </table:table-cell>
          <table:table-cell office:value-type="string">
            <text:p>19 11 1985</text:p>
          </table:table-cell>
          <table:table-cell office:value-type="string">
            <text:p>NON</text:p>
          </table:table-cell>
          <table:table-cell office:value-type="float" office:value="0">
            <text:p>0</text:p>
          </table:table-cell>
          <table:table-cell/>
          <table:table-cell office:value-type="float" office:value="176.799454">
            <text:p>176,799454</text:p>
          </table:table-cell>
          <table:table-cell office:value-type="float" office:value="66.1041473452">
            <text:p>66,1041473452</text:p>
          </table:table-cell>
        </table:table-row>
        <table:table-row table:style-name="ro1">
          <table:table-cell office:value-type="string">
            <text:p>Ancienne église de la Visitation</text:p>
          </table:table-cell>
          <table:table-cell office:value-type="string">
            <text:p>inscrit Inv. MH</text:p>
          </table:table-cell>
          <table:table-cell office:value-type="string">
            <text:p>Ancienne église</text:p>
          </table:table-cell>
          <table:table-cell office:value-type="string">
            <text:p>10 04 1989</text:p>
          </table:table-cell>
          <table:table-cell office:value-type="string">
            <text:p>NON</text:p>
          </table:table-cell>
          <table:table-cell office:value-type="float" office:value="0">
            <text:p>0</text:p>
          </table:table-cell>
          <table:table-cell/>
          <table:table-cell office:value-type="float" office:value="380.162655">
            <text:p>380,162655</text:p>
          </table:table-cell>
          <table:table-cell office:value-type="float" office:value="95.5305997338">
            <text:p>95,5305997338</text:p>
          </table:table-cell>
        </table:table-row>
        <table:table-row table:style-name="ro1">
          <table:table-cell office:value-type="string">
            <text:p>Eglise de Castelnau-le-Lez</text:p>
          </table:table-cell>
          <table:table-cell office:value-type="string">
            <text:p>Classé MH</text:p>
          </table:table-cell>
          <table:table-cell office:value-type="string">
            <text:p>En totalité</text:p>
          </table:table-cell>
          <table:table-cell office:value-type="string">
            <text:p>13 07 1911</text:p>
          </table:table-cell>
          <table:table-cell office:value-type="string">
            <text:p>NON</text:p>
          </table:table-cell>
          <table:table-cell office:value-type="float" office:value="0">
            <text:p>0</text:p>
          </table:table-cell>
          <table:table-cell/>
          <table:table-cell office:value-type="float" office:value="291.91102954">
            <text:p>291,91102954</text:p>
          </table:table-cell>
          <table:table-cell office:value-type="float" office:value="79.0209338668">
            <text:p>79,0209338668</text:p>
          </table:table-cell>
        </table:table-row>
        <table:table-row table:style-name="ro1">
          <table:table-cell office:value-type="string">
            <text:p>Eglise paroissiale Sainte Thérèse de Lisieux</text:p>
          </table:table-cell>
          <table:table-cell office:value-type="string">
            <text:p>inscrit Inv. MH</text:p>
          </table:table-cell>
          <table:table-cell office:value-type="string">
            <text:p>En totalité (Eglise paroissiale Sainte Thérèse de l'Enfant Jésus)</text:p>
          </table:table-cell>
          <table:table-cell office:value-type="string">
            <text:p>07 03 2002</text:p>
          </table:table-cell>
          <table:table-cell office:value-type="string">
            <text:p>NON</text:p>
          </table:table-cell>
          <table:table-cell office:value-type="float" office:value="0">
            <text:p>0</text:p>
          </table:table-cell>
          <table:table-cell/>
          <table:table-cell office:value-type="float" office:value="921.84656938">
            <text:p>921,84656938</text:p>
          </table:table-cell>
          <table:table-cell office:value-type="float" office:value="188.595448026">
            <text:p>188,595448026</text:p>
          </table:table-cell>
        </table:table-row>
        <table:table-row table:style-name="ro1">
          <table:table-cell office:value-type="string">
            <text:p>Hôtel de Claris</text:p>
          </table:table-cell>
          <table:table-cell office:value-type="string">
            <text:p>inscrit Inv. MH</text:p>
          </table:table-cell>
          <table:table-cell office:value-type="string">
            <text:p>Façades sur cours ; vestibule ; escalier avec sa rampe en fer forgé.</text:p>
          </table:table-cell>
          <table:table-cell office:value-type="string">
            <text:p>16 06 1965</text:p>
          </table:table-cell>
          <table:table-cell office:value-type="string">
            <text:p>NON</text:p>
          </table:table-cell>
          <table:table-cell office:value-type="float" office:value="0">
            <text:p>0</text:p>
          </table:table-cell>
          <table:table-cell/>
          <table:table-cell office:value-type="float" office:value="802.16928436">
            <text:p>802,16928436</text:p>
          </table:table-cell>
          <table:table-cell office:value-type="float" office:value="189.40198076">
            <text:p>189,40198076</text:p>
          </table:table-cell>
        </table:table-row>
        <table:table-row table:style-name="ro1">
          <table:table-cell office:value-type="string">
            <text:p>Hôtel des Trésoriers de France (ou Hôtel du Lunaret)</text:p>
          </table:table-cell>
          <table:table-cell office:value-type="string">
            <text:p>Classé MH</text:p>
          </table:table-cell>
          <table:table-cell office:value-type="string">
            <text:p>En totalité à l’exception de l’attique</text:p>
          </table:table-cell>
          <table:table-cell office:value-type="string">
            <text:p>11 03 1931</text:p>
          </table:table-cell>
          <table:table-cell office:value-type="string">
            <text:p>NON</text:p>
          </table:table-cell>
          <table:table-cell office:value-type="float" office:value="0">
            <text:p>0</text:p>
          </table:table-cell>
          <table:table-cell/>
          <table:table-cell office:value-type="float" office:value="972.95723086">
            <text:p>972,95723086</text:p>
          </table:table-cell>
          <table:table-cell office:value-type="float" office:value="180.435709678">
            <text:p>180,435709678</text:p>
          </table:table-cell>
        </table:table-row>
        <table:table-row table:style-name="ro1">
          <table:table-cell office:value-type="string">
            <text:p>Escalier monumental</text:p>
          </table:table-cell>
          <table:table-cell office:value-type="string">
            <text:p>inscrit Inv. MH</text:p>
          </table:table-cell>
          <table:table-cell office:value-type="string">
            <text:p>L’escalier monumental avec son décor. <text:s/>(6 rue Boussairolles)</text:p>
          </table:table-cell>
          <table:table-cell office:value-type="string">
            <text:p>29 10 1975</text:p>
          </table:table-cell>
          <table:table-cell office:value-type="string">
            <text:p>NON</text:p>
          </table:table-cell>
          <table:table-cell office:value-type="float" office:value="0">
            <text:p>0</text:p>
          </table:table-cell>
          <table:table-cell/>
          <table:table-cell office:value-type="float" office:value="517.85835288">
            <text:p>517,85835288</text:p>
          </table:table-cell>
          <table:table-cell office:value-type="float" office:value="102.792202965">
            <text:p>102,792202965</text:p>
          </table:table-cell>
        </table:table-row>
        <table:table-row table:style-name="ro1">
          <table:table-cell office:value-type="string">
            <text:p>Hôtel</text:p>
          </table:table-cell>
          <table:table-cell office:value-type="string">
            <text:p>inscrit Inv. MH</text:p>
          </table:table-cell>
          <table:table-cell office:value-type="string">
            <text:p>Portail (1 rue de la Veille, "Place Neuve", rue de la Loge, rue de la Draperie Rouge)</text:p>
          </table:table-cell>
          <table:table-cell office:value-type="string">
            <text:p>08 01 1964</text:p>
          </table:table-cell>
          <table:table-cell office:value-type="string">
            <text:p>NON</text:p>
          </table:table-cell>
          <table:table-cell office:value-type="float" office:value="0">
            <text:p>0</text:p>
          </table:table-cell>
          <table:table-cell/>
          <table:table-cell office:value-type="float" office:value="508.71233652">
            <text:p>508,71233652</text:p>
          </table:table-cell>
          <table:table-cell office:value-type="float" office:value="101.994001099">
            <text:p>101,994001099</text:p>
          </table:table-cell>
        </table:table-row>
        <table:table-row table:style-name="ro1">
          <table:table-cell office:value-type="string">
            <text:p>Hôtel Hostalier</text:p>
          </table:table-cell>
          <table:table-cell office:value-type="string">
            <text:p>inscrit Inv. MH</text:p>
          </table:table-cell>
          <table:table-cell office:value-type="string">
            <text:p>Porte d'entrée sur rue ; escalier et façade en loggia de l'escalier ; les trois autres façades sur cou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212.0274895">
            <text:p>212,0274895</text:p>
          </table:table-cell>
          <table:table-cell office:value-type="float" office:value="76.1212747548">
            <text:p>76,1212747548</text:p>
          </table:table-cell>
        </table:table-row>
        <table:table-row table:style-name="ro1">
          <table:table-cell office:value-type="string">
            <text:p>Hôtel de Saint Côme</text:p>
          </table:table-cell>
          <table:table-cell office:value-type="string">
            <text:p>Classé MH</text:p>
          </table:table-cell>
          <table:table-cell office:value-type="string">
            <text:p>En totalité</text:p>
          </table:table-cell>
          <table:table-cell office:value-type="string">
            <text:p>29 03 1945</text:p>
          </table:table-cell>
          <table:table-cell office:value-type="string">
            <text:p>NON</text:p>
          </table:table-cell>
          <table:table-cell office:value-type="float" office:value="0">
            <text:p>0</text:p>
          </table:table-cell>
          <table:table-cell/>
          <table:table-cell office:value-type="float" office:value="554.69062292">
            <text:p>554,69062292</text:p>
          </table:table-cell>
          <table:table-cell office:value-type="float" office:value="142.383882167">
            <text:p>142,383882167</text:p>
          </table:table-cell>
        </table:table-row>
        <table:table-row table:style-name="ro1">
          <table:table-cell office:value-type="string">
            <text:p>Hôtel de Magny ou Cabanes de Puimisson</text:p>
          </table:table-cell>
          <table:table-cell office:value-type="string">
            <text:p>Classé MH</text:p>
          </table:table-cell>
          <table:table-cell office:value-type="string">
            <text:p>Ensemble des façades et des toitures sur la rue Collot, sur la cour intérieure <text:s/>et sur la cour arrière ; le porche, les salles voûtées (y compris la partie en entresol) ainsi que l'ensemble du grand escalier et du vestibule supérieur</text:p>
          </table:table-cell>
          <table:table-cell office:value-type="string">
            <text:p>24 03 1997</text:p>
          </table:table-cell>
          <table:table-cell office:value-type="string">
            <text:p>NON</text:p>
          </table:table-cell>
          <table:table-cell office:value-type="float" office:value="0">
            <text:p>0</text:p>
          </table:table-cell>
          <table:table-cell/>
          <table:table-cell office:value-type="float" office:value="1006.8575654">
            <text:p>1006,8575654</text:p>
          </table:table-cell>
          <table:table-cell office:value-type="float" office:value="205.522948971">
            <text:p>205,522948971</text:p>
          </table:table-cell>
        </table:table-row>
        <table:table-row table:style-name="ro1">
          <table:table-cell office:value-type="string">
            <text:p>Hôtel de Castan</text:p>
          </table:table-cell>
          <table:table-cell office:value-type="string">
            <text:p>inscrit Inv. MH</text:p>
          </table:table-cell>
          <table:table-cell office:value-type="string">
            <text:p>Façade sur rue et versant de toiture correspondant</text:p>
          </table:table-cell>
          <table:table-cell office:value-type="string">
            <text:p>03 02 1964</text:p>
          </table:table-cell>
          <table:table-cell office:value-type="string">
            <text:p>NON</text:p>
          </table:table-cell>
          <table:table-cell office:value-type="float" office:value="0">
            <text:p>0</text:p>
          </table:table-cell>
          <table:table-cell/>
          <table:table-cell office:value-type="float" office:value="398.02171828">
            <text:p>398,02171828</text:p>
          </table:table-cell>
          <table:table-cell office:value-type="float" office:value="133.602191418">
            <text:p>133,602191418</text:p>
          </table:table-cell>
        </table:table-row>
        <table:table-row table:style-name="ro1">
          <table:table-cell office:value-type="string">
            <text:p>Palais de Justice</text:p>
          </table:table-cell>
          <table:table-cell office:value-type="string">
            <text:p>inscrit Inv. MH</text:p>
          </table:table-cell>
          <table:table-cell office:value-type="string">
            <text:p>En totalité</text:p>
          </table:table-cell>
          <table:table-cell office:value-type="string">
            <text:p>25 03 1994</text:p>
          </table:table-cell>
          <table:table-cell office:value-type="string">
            <text:p>NON</text:p>
          </table:table-cell>
          <table:table-cell office:value-type="float" office:value="0">
            <text:p>0</text:p>
          </table:table-cell>
          <table:table-cell/>
          <table:table-cell office:value-type="float" office:value="3413.244093">
            <text:p>3413,244093</text:p>
          </table:table-cell>
          <table:table-cell office:value-type="float" office:value="438.175485178">
            <text:p>438,175485178</text:p>
          </table:table-cell>
        </table:table-row>
        <table:table-row table:style-name="ro1">
          <table:table-cell office:value-type="string">
            <text:p>Château de Flaugergues</text:p>
          </table:table-cell>
          <table:table-cell office:value-type="string">
            <text:p>Classé MH</text:p>
          </table:table-cell>
          <table:table-cell office:value-type="string">
            <text:p>Le château en totalité, avec ses terrasses, ses statues, les grilles en fer forgé, le jardin avec ses bassins, les allées plantées, le parc et l’orangerie.</text:p>
          </table:table-cell>
          <table:table-cell office:value-type="string">
            <text:p>23 04 1986</text:p>
          </table:table-cell>
          <table:table-cell office:value-type="string">
            <text:p>NON</text:p>
          </table:table-cell>
          <table:table-cell office:value-type="float" office:value="0">
            <text:p>0</text:p>
          </table:table-cell>
          <table:table-cell/>
          <table:table-cell office:value-type="float" office:value="40873.3415111">
            <text:p>40873,3415111</text:p>
          </table:table-cell>
          <table:table-cell office:value-type="float" office:value="1039.36893093">
            <text:p>1039,36893093</text:p>
          </table:table-cell>
        </table:table-row>
        <table:table-row table:style-name="ro1">
          <table:table-cell office:value-type="string">
            <text:p>Château Levat</text:p>
          </table:table-cell>
          <table:table-cell office:value-type="string">
            <text:p>inscrit Inv. MH</text:p>
          </table:table-cell>
          <table:table-cell office:value-type="string">
            <text:p>Le château en totalité avec ses trois terrasses latérales et postérieures, y compris les balcons en fer forgé des façades principales et latérales</text:p>
          </table:table-cell>
          <table:table-cell office:value-type="string">
            <text:p>12 04 1944</text:p>
          </table:table-cell>
          <table:table-cell office:value-type="string">
            <text:p>NON</text:p>
          </table:table-cell>
          <table:table-cell office:value-type="float" office:value="0">
            <text:p>0</text:p>
          </table:table-cell>
          <table:table-cell/>
          <table:table-cell office:value-type="float" office:value="332.5404906">
            <text:p>332,5404906</text:p>
          </table:table-cell>
          <table:table-cell office:value-type="float" office:value="75.1914378313">
            <text:p>75,1914378313</text:p>
          </table:table-cell>
        </table:table-row>
        <table:table-row table:style-name="ro1">
          <table:table-cell office:value-type="string">
            <text:p>Château de la Mogère</text:p>
          </table:table-cell>
          <table:table-cell office:value-type="string">
            <text:p>Classé MH</text:p>
          </table:table-cell>
          <table:table-cell office:value-type="string">
            <text:p>Le buffet d’eau, le parterre situé en avant du buffet d’eau, l’aqueduc et la fontaine. L’ensemble des façades et toitures du château, les façades et les toitures des communs, l’ensemble du parc.</text:p>
          </table:table-cell>
          <table:table-cell office:value-type="string">
            <text:p>01 04 1966</text:p>
          </table:table-cell>
          <table:table-cell office:value-type="string">
            <text:p>NON</text:p>
          </table:table-cell>
          <table:table-cell office:value-type="float" office:value="0">
            <text:p>0</text:p>
          </table:table-cell>
          <table:table-cell/>
          <table:table-cell office:value-type="float" office:value="21188.2582877">
            <text:p>21188,2582877</text:p>
          </table:table-cell>
          <table:table-cell office:value-type="float" office:value="702.066355463">
            <text:p>702,066355463</text:p>
          </table:table-cell>
        </table:table-row>
        <table:table-row table:style-name="ro1">
          <table:table-cell office:value-type="string">
            <text:p>Château d’Ô</text:p>
          </table:table-cell>
          <table:table-cell office:value-type="string">
            <text:p>Classé MH</text:p>
          </table:table-cell>
          <table:table-cell office:value-type="string">
            <text:p>Façades extérieures, parc et ouvrages d’art</text:p>
          </table:table-cell>
          <table:table-cell office:value-type="string">
            <text:p>16 08 1922</text:p>
          </table:table-cell>
          <table:table-cell office:value-type="string">
            <text:p>NON</text:p>
          </table:table-cell>
          <table:table-cell office:value-type="float" office:value="0">
            <text:p>0</text:p>
          </table:table-cell>
          <table:table-cell/>
          <table:table-cell office:value-type="float" office:value="85527.3887123">
            <text:p>85527,3887123</text:p>
          </table:table-cell>
          <table:table-cell office:value-type="float" office:value="1352.19442254">
            <text:p>1352,19442254</text:p>
          </table:table-cell>
        </table:table-row>
        <table:table-row table:style-name="ro1">
          <table:table-cell office:value-type="string">
            <text:p>Château et Parc de la Piscine</text:p>
          </table:table-cell>
          <table:table-cell office:value-type="string">
            <text:p>Classé MH</text:p>
          </table:table-cell>
          <table:table-cell office:value-type="string">
            <text:p>1) le château :Extérieurs : les façades et les toitures; Intérieurs : l’ensemble RdeC, le cabinet vert, le hall, la rampe d’escalier en fer forgé. 2) le parc : L’ensemble du parc et des ouvrages d’art,</text:p>
          </table:table-cell>
          <table:table-cell office:value-type="string">
            <text:p>11 12 1942</text:p>
          </table:table-cell>
          <table:table-cell office:value-type="string">
            <text:p>OUI</text:p>
          </table:table-cell>
          <table:table-cell office:value-type="float" office:value="0">
            <text:p>0</text:p>
          </table:table-cell>
          <table:table-cell/>
          <table:table-cell office:value-type="float" office:value="85376.2819657">
            <text:p>85376,2819657</text:p>
          </table:table-cell>
          <table:table-cell office:value-type="float" office:value="1294.95225712">
            <text:p>1294,95225712</text:p>
          </table:table-cell>
        </table:table-row>
        <table:table-row table:style-name="ro1">
          <table:table-cell office:value-type="string">
            <text:p>Ancien observatoire dit «Tour de la Babotte »</text:p>
          </table:table-cell>
          <table:table-cell office:value-type="string">
            <text:p>Classé MH</text:p>
          </table:table-cell>
          <table:table-cell office:value-type="string">
            <text:p>en totalité</text:p>
          </table:table-cell>
          <table:table-cell office:value-type="string">
            <text:p>04 08 1927</text:p>
          </table:table-cell>
          <table:table-cell office:value-type="string">
            <text:p>NON</text:p>
          </table:table-cell>
          <table:table-cell office:value-type="float" office:value="0">
            <text:p>0</text:p>
          </table:table-cell>
          <table:table-cell/>
          <table:table-cell office:value-type="float" office:value="90.18506354">
            <text:p>90,18506354</text:p>
          </table:table-cell>
          <table:table-cell office:value-type="float" office:value="57.600868535">
            <text:p>57,600868535</text:p>
          </table:table-cell>
        </table:table-row>
        <table:table-row table:style-name="ro1">
          <table:table-cell office:value-type="string">
            <text:p>Hôtel de Montferrier</text:p>
          </table:table-cell>
          <table:table-cell office:value-type="string">
            <text:p>inscrit Inv. MH</text:p>
          </table:table-cell>
          <table:table-cell office:value-type="string">
            <text:p>Façades sur cour et grand escalier ; porche voûté</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693.94187678">
            <text:p>693,94187678</text:p>
          </table:table-cell>
          <table:table-cell office:value-type="float" office:value="159.430919354">
            <text:p>159,430919354</text:p>
          </table:table-cell>
        </table:table-row>
        <table:table-row table:style-name="ro1">
          <table:table-cell office:value-type="string">
            <text:p>Hôtel de Griffy</text:p>
          </table:table-cell>
          <table:table-cell office:value-type="string">
            <text:p>inscrit Inv. MH</text:p>
          </table:table-cell>
          <table:table-cell office:value-type="string">
            <text:p>Façades, porche, vestibule et escalier donnant sur la cour intérieure</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608.73463754">
            <text:p>608,73463754</text:p>
          </table:table-cell>
          <table:table-cell office:value-type="float" office:value="197.05541077">
            <text:p>197,05541077</text:p>
          </table:table-cell>
        </table:table-row>
        <table:table-row table:style-name="ro3">
          <table:table-cell office:value-type="string">
            <text:p>Hôtel Estorc</text:p>
          </table:table-cell>
          <table:table-cell office:value-type="string">
            <text:p>inscrit Inv. MH</text:p>
          </table:table-cell>
          <table:table-cell office:value-type="string">
            <text:p>Gypseries du salon à rez-de-chaussée (actuellement librairie)</text:p>
            <text:p/>
          </table:table-cell>
          <table:table-cell office:value-type="string">
            <text:p>09 09 1965</text:p>
          </table:table-cell>
          <table:table-cell office:value-type="string">
            <text:p>NON</text:p>
          </table:table-cell>
          <table:table-cell office:value-type="float" office:value="0">
            <text:p>0</text:p>
          </table:table-cell>
          <table:table-cell/>
          <table:table-cell office:value-type="float" office:value="402.85463088">
            <text:p>402,85463088</text:p>
          </table:table-cell>
          <table:table-cell office:value-type="float" office:value="127.028093725">
            <text:p>127,028093725</text:p>
          </table:table-cell>
        </table:table-row>
        <table:table-row table:style-name="ro1">
          <table:table-cell office:value-type="string">
            <text:p>Hôtel de la Société Royale des Sciences</text:p>
          </table:table-cell>
          <table:table-cell office:value-type="string">
            <text:p>inscrit Inv. MH</text:p>
          </table:table-cell>
          <table:table-cell office:value-type="string">
            <text:p>Portail sur rue, y compris les vantaux et le marteau en fer forgé ; escalier et sa rampe en fer forgé.</text:p>
          </table:table-cell>
          <table:table-cell office:value-type="string">
            <text:p>16 03 1964</text:p>
          </table:table-cell>
          <table:table-cell office:value-type="string">
            <text:p>NON</text:p>
          </table:table-cell>
          <table:table-cell office:value-type="float" office:value="0">
            <text:p>0</text:p>
          </table:table-cell>
          <table:table-cell/>
          <table:table-cell office:value-type="float" office:value="345.39147496">
            <text:p>345,39147496</text:p>
          </table:table-cell>
          <table:table-cell office:value-type="float" office:value="92.6950688994">
            <text:p>92,6950688994</text:p>
          </table:table-cell>
        </table:table-row>
        <table:table-row table:style-name="ro1">
          <table:table-cell office:value-type="string">
            <text:p>Hôtel des Vignes</text:p>
          </table:table-cell>
          <table:table-cell office:value-type="string">
            <text:p>inscrit Inv. MH</text:p>
          </table:table-cell>
          <table:table-cell office:value-type="string">
            <text:p>Ensemble formé par l’escalier, les terrasses et les galeries sur cour</text:p>
          </table:table-cell>
          <table:table-cell office:value-type="string">
            <text:p>20 01 1964</text:p>
          </table:table-cell>
          <table:table-cell office:value-type="string">
            <text:p>NON</text:p>
          </table:table-cell>
          <table:table-cell office:value-type="float" office:value="0">
            <text:p>0</text:p>
          </table:table-cell>
          <table:table-cell/>
          <table:table-cell office:value-type="float" office:value="211.49713686">
            <text:p>211,49713686</text:p>
          </table:table-cell>
          <table:table-cell office:value-type="float" office:value="92.5543398638">
            <text:p>92,5543398638</text:p>
          </table:table-cell>
        </table:table-row>
        <table:table-row table:style-name="ro1">
          <table:table-cell office:value-type="string">
            <text:p>Hôtel de Saint-Félix</text:p>
          </table:table-cell>
          <table:table-cell office:value-type="string">
            <text:p>inscrit Inv. MH</text:p>
          </table:table-cell>
          <table:table-cell office:value-type="string">
            <text:p>Façades sur cour et escalier</text:p>
          </table:table-cell>
          <table:table-cell office:value-type="string">
            <text:p>08 01 1964</text:p>
          </table:table-cell>
          <table:table-cell office:value-type="string">
            <text:p>NON</text:p>
          </table:table-cell>
          <table:table-cell office:value-type="float" office:value="0">
            <text:p>0</text:p>
          </table:table-cell>
          <table:table-cell/>
          <table:table-cell office:value-type="float" office:value="349.51037054">
            <text:p>349,51037054</text:p>
          </table:table-cell>
          <table:table-cell office:value-type="float" office:value="101.088145224">
            <text:p>101,088145224</text:p>
          </table:table-cell>
        </table:table-row>
        <table:table-row table:style-name="ro1">
          <table:table-cell office:value-type="string">
            <text:p>Hôtel Pomier-Layrargues</text:p>
          </table:table-cell>
          <table:table-cell office:value-type="string">
            <text:p>inscrit Inv. MH</text:p>
          </table:table-cell>
          <table:table-cell office:value-type="string">
            <text:p>Ensemble des façades sur rue et toitures correspondantes ; escalier avec sa rampe en fer forgé</text:p>
          </table:table-cell>
          <table:table-cell office:value-type="string">
            <text:p>07 08 1963</text:p>
          </table:table-cell>
          <table:table-cell office:value-type="string">
            <text:p>NON</text:p>
          </table:table-cell>
          <table:table-cell office:value-type="float" office:value="0">
            <text:p>0</text:p>
          </table:table-cell>
          <table:table-cell/>
          <table:table-cell office:value-type="float" office:value="300.06394902">
            <text:p>300,06394902</text:p>
          </table:table-cell>
          <table:table-cell office:value-type="float" office:value="107.478432049">
            <text:p>107,478432049</text:p>
          </table:table-cell>
        </table:table-row>
        <table:table-row table:style-name="ro1">
          <table:table-cell office:value-type="string">
            <text:p>Hôtel d'Hostalier</text:p>
          </table:table-cell>
          <table:table-cell office:value-type="string">
            <text:p>inscrit Inv. MH</text:p>
          </table:table-cell>
          <table:table-cell office:value-type="string">
            <text:p>Façades sur cou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756.44419368">
            <text:p>756,44419368</text:p>
          </table:table-cell>
          <table:table-cell office:value-type="float" office:value="170.154732338">
            <text:p>170,154732338</text:p>
          </table:table-cell>
        </table:table-row>
        <table:table-row table:style-name="ro1">
          <table:table-cell office:value-type="string">
            <text:p>Palais des Rois d’Aragon</text:p>
          </table:table-cell>
          <table:table-cell office:value-type="string">
            <text:p>inscrit Inv. MH</text:p>
          </table:table-cell>
          <table:table-cell office:value-type="string">
            <text:p>Le portail du 14e siècle sur rue ; le portail du 17e siècle sur la façade cour ; les deux niches du 18e siècle sur la petite cour.</text:p>
          </table:table-cell>
          <table:table-cell office:value-type="string">
            <text:p>18 10 1944</text:p>
          </table:table-cell>
          <table:table-cell office:value-type="string">
            <text:p>NON</text:p>
          </table:table-cell>
          <table:table-cell office:value-type="float" office:value="0">
            <text:p>0</text:p>
          </table:table-cell>
          <table:table-cell/>
          <table:table-cell office:value-type="float" office:value="384.2688343">
            <text:p>384,2688343</text:p>
          </table:table-cell>
          <table:table-cell office:value-type="float" office:value="120.567086427">
            <text:p>120,567086427</text:p>
          </table:table-cell>
        </table:table-row>
        <table:table-row table:style-name="ro1">
          <table:table-cell office:value-type="string">
            <text:p>Hôtel de Roquemaure</text:p>
          </table:table-cell>
          <table:table-cell office:value-type="string">
            <text:p>Classé MH</text:p>
          </table:table-cell>
          <table:table-cell office:value-type="string">
            <text:p>Façades sur rue et sur cour, toitures</text:p>
          </table:table-cell>
          <table:table-cell office:value-type="string">
            <text:p>23 04 1945</text:p>
          </table:table-cell>
          <table:table-cell office:value-type="string">
            <text:p>NON</text:p>
          </table:table-cell>
          <table:table-cell office:value-type="float" office:value="0">
            <text:p>0</text:p>
          </table:table-cell>
          <table:table-cell/>
          <table:table-cell office:value-type="float" office:value="308.66150554">
            <text:p>308,66150554</text:p>
          </table:table-cell>
          <table:table-cell office:value-type="float" office:value="91.5698456214">
            <text:p>91,5698456214</text:p>
          </table:table-cell>
        </table:table-row>
        <table:table-row table:style-name="ro1">
          <table:table-cell office:value-type="string">
            <text:p>Hôtel d’Avèze</text:p>
          </table:table-cell>
          <table:table-cell office:value-type="string">
            <text:p>Classé MH</text:p>
          </table:table-cell>
          <table:table-cell office:value-type="string">
            <text:p>Cage d’escalier et façade sur cour</text:p>
          </table:table-cell>
          <table:table-cell office:value-type="string">
            <text:p>25 09 1943</text:p>
          </table:table-cell>
          <table:table-cell office:value-type="string">
            <text:p>NON</text:p>
          </table:table-cell>
          <table:table-cell office:value-type="float" office:value="0">
            <text:p>0</text:p>
          </table:table-cell>
          <table:table-cell/>
          <table:table-cell office:value-type="float" office:value="467.3759686">
            <text:p>467,3759686</text:p>
          </table:table-cell>
          <table:table-cell office:value-type="float" office:value="147.707287587">
            <text:p>147,707287587</text:p>
          </table:table-cell>
        </table:table-row>
        <table:table-row table:style-name="ro1">
          <table:table-cell office:value-type="string">
            <text:p>Hôtel de Beaulac</text:p>
          </table:table-cell>
          <table:table-cell office:value-type="string">
            <text:p>inscrit Inv. MH</text:p>
          </table:table-cell>
          <table:table-cell office:value-type="string">
            <text:p>Ensemble des façades et des toitures (comprenant les élévations sur la rue de Cannau, sur l'impasse Broussonnet avec l'arceau qui l'enjambe et sur la cour intérieure) et ensemble du grand escalier et des trois pièces décorées en enfilade au 1er étage</text:p>
          </table:table-cell>
          <table:table-cell office:value-type="string">
            <text:p>19 07 1995</text:p>
          </table:table-cell>
          <table:table-cell office:value-type="string">
            <text:p>NON</text:p>
          </table:table-cell>
          <table:table-cell office:value-type="float" office:value="0">
            <text:p>0</text:p>
          </table:table-cell>
          <table:table-cell/>
          <table:table-cell office:value-type="float" office:value="533.9047274">
            <text:p>533,9047274</text:p>
          </table:table-cell>
          <table:table-cell office:value-type="float" office:value="141.270664712">
            <text:p>141,270664712</text:p>
          </table:table-cell>
        </table:table-row>
        <table:table-row table:style-name="ro1">
          <table:table-cell office:value-type="string">
            <text:p>Hôtel Deydé</text:p>
          </table:table-cell>
          <table:table-cell office:value-type="string">
            <text:p>inscrit Inv. MH</text:p>
          </table:table-cell>
          <table:table-cell office:value-type="string">
            <text:p>Porte sur rue, Façades et toitures sur cour et grand escalier intérieur</text:p>
          </table:table-cell>
          <table:table-cell office:value-type="string">
            <text:p>21 12 1984</text:p>
          </table:table-cell>
          <table:table-cell office:value-type="string">
            <text:p>NON</text:p>
          </table:table-cell>
          <table:table-cell office:value-type="float" office:value="0">
            <text:p>0</text:p>
          </table:table-cell>
          <table:table-cell/>
          <table:table-cell office:value-type="float" office:value="627.85025688">
            <text:p>627,85025688</text:p>
          </table:table-cell>
          <table:table-cell office:value-type="float" office:value="185.170702974">
            <text:p>185,170702974</text:p>
          </table:table-cell>
        </table:table-row>
        <table:table-row table:style-name="ro1">
          <table:table-cell office:value-type="string">
            <text:p>Hôpital Général</text:p>
          </table:table-cell>
          <table:table-cell office:value-type="string">
            <text:p>Classé MH</text:p>
          </table:table-cell>
          <table:table-cell office:value-type="string">
            <text:p>La chapelle</text:p>
          </table:table-cell>
          <table:table-cell office:value-type="string">
            <text:p>01 04 1947</text:p>
          </table:table-cell>
          <table:table-cell office:value-type="string">
            <text:p>NON</text:p>
          </table:table-cell>
          <table:table-cell office:value-type="float" office:value="0">
            <text:p>0</text:p>
          </table:table-cell>
          <table:table-cell/>
          <table:table-cell office:value-type="float" office:value="790.81731112">
            <text:p>790,81731112</text:p>
          </table:table-cell>
          <table:table-cell office:value-type="float" office:value="135.478262805">
            <text:p>135,478262805</text:p>
          </table:table-cell>
        </table:table-row>
        <table:table-row table:style-name="ro1">
          <table:table-cell office:value-type="string">
            <text:p>Hôpital Général et Clinique Saint Charles</text:p>
          </table:table-cell>
          <table:table-cell office:value-type="string">
            <text:p>inscrit Inv. MH</text:p>
          </table:table-cell>
          <table:table-cell office:value-type="string">
            <text:p>Ensemble des bâtiments anciens , avec l'aile dite "des Incurables", à l'exclusion de la chapelle classée, et le bâtiment des cliniques Saint-Charles avec ses pavillons d'entrée et son jardin, à l'exclusion des adjonctions nord en rez-de-chaussée</text:p>
          </table:table-cell>
          <table:table-cell office:value-type="string">
            <text:p>13 11 1997</text:p>
          </table:table-cell>
          <table:table-cell office:value-type="string">
            <text:p>NON</text:p>
          </table:table-cell>
          <table:table-cell office:value-type="float" office:value="0">
            <text:p>0</text:p>
          </table:table-cell>
          <table:table-cell/>
          <table:table-cell office:value-type="float" office:value="4737.62221956">
            <text:p>4737,62221956</text:p>
          </table:table-cell>
          <table:table-cell office:value-type="float" office:value="821.544110408">
            <text:p>821,544110408</text:p>
          </table:table-cell>
        </table:table-row>
        <table:table-row table:style-name="ro1">
          <table:table-cell office:value-type="string">
            <text:p>Faculté de Médecine et Musée d’anatomie</text:p>
          </table:table-cell>
          <table:table-cell office:value-type="string">
            <text:p>inscrit Inv. MH</text:p>
          </table:table-cell>
          <table:table-cell office:value-type="string">
            <text:p>La porte monumentale</text:p>
          </table:table-cell>
          <table:table-cell office:value-type="string">
            <text:p>05 04 1930</text:p>
          </table:table-cell>
          <table:table-cell office:value-type="string">
            <text:p>NON</text:p>
          </table:table-cell>
          <table:table-cell office:value-type="float" office:value="0">
            <text:p>0</text:p>
          </table:table-cell>
          <table:table-cell/>
          <table:table-cell office:value-type="float" office:value="31.86908852">
            <text:p>31,86908852</text:p>
          </table:table-cell>
          <table:table-cell office:value-type="float" office:value="30.192413073">
            <text:p>30,192413073</text:p>
          </table:table-cell>
        </table:table-row>
        <table:table-row table:style-name="ro1">
          <table:table-cell office:value-type="string">
            <text:p>Ancien Hôtel de Ganges</text:p>
          </table:table-cell>
          <table:table-cell office:value-type="string">
            <text:p>inscrit Inv. MH</text:p>
          </table:table-cell>
          <table:table-cell office:value-type="string">
            <text:p>Façade sur la place et les quatre façades sur cour</text:p>
          </table:table-cell>
          <table:table-cell office:value-type="string">
            <text:p>12 11 1944</text:p>
          </table:table-cell>
          <table:table-cell office:value-type="string">
            <text:p>NON</text:p>
          </table:table-cell>
          <table:table-cell office:value-type="float" office:value="0">
            <text:p>0</text:p>
          </table:table-cell>
          <table:table-cell/>
          <table:table-cell office:value-type="float" office:value="2205.9672655">
            <text:p>2205,9672655</text:p>
          </table:table-cell>
          <table:table-cell office:value-type="float" office:value="271.257339466">
            <text:p>271,257339466</text:p>
          </table:table-cell>
        </table:table-row>
        <table:table-row table:style-name="ro1">
          <table:table-cell office:value-type="string">
            <text:p>Fontaine des Trois Grâces</text:p>
          </table:table-cell>
          <table:table-cell office:value-type="string">
            <text:p>Classé MH</text:p>
          </table:table-cell>
          <table:table-cell office:value-type="string">
            <text:p>En totalité</text:p>
          </table:table-cell>
          <table:table-cell office:value-type="string">
            <text:p>05 12 1963</text:p>
          </table:table-cell>
          <table:table-cell office:value-type="string">
            <text:p>NON</text:p>
          </table:table-cell>
          <table:table-cell office:value-type="float" office:value="0">
            <text:p>0</text:p>
          </table:table-cell>
          <table:table-cell/>
          <table:table-cell office:value-type="float" office:value="245.099516">
            <text:p>245,099516</text:p>
          </table:table-cell>
          <table:table-cell office:value-type="float" office:value="59.8885782787">
            <text:p>59,8885782787</text:p>
          </table:table-cell>
        </table:table-row>
        <table:table-row table:style-name="ro1">
          <table:table-cell office:value-type="string">
            <text:p>Ensemble monumental de la Promenade du Peyrou</text:p>
          </table:table-cell>
          <table:table-cell office:value-type="string">
            <text:p>Classé MH</text:p>
          </table:table-cell>
          <table:table-cell office:value-type="string">
            <text:p>Arc de Triomphe; Pont d'accès ; promenade <text:s/>avec les deux corps de garde extérieurs, les grilles d’entrée, les rampes et les murs de soutènement ;Château d’eau, son bassin et les escaliers qui l’encadrent, Pont reliant le château d’eau à l’aqueduc.</text:p>
          </table:table-cell>
          <table:table-cell office:value-type="string">
            <text:p>18 08 1954</text:p>
          </table:table-cell>
          <table:table-cell office:value-type="string">
            <text:p>NON</text:p>
          </table:table-cell>
          <table:table-cell office:value-type="float" office:value="0">
            <text:p>0</text:p>
          </table:table-cell>
          <table:table-cell/>
          <table:table-cell office:value-type="float" office:value="50718.4012618">
            <text:p>50718,4012618</text:p>
          </table:table-cell>
          <table:table-cell office:value-type="float" office:value="1012.92661661">
            <text:p>1012,92661661</text:p>
          </table:table-cell>
        </table:table-row>
        <table:table-row table:style-name="ro1">
          <table:table-cell office:value-type="string">
            <text:p>Cathédrale Saint Pierre</text:p>
          </table:table-cell>
          <table:table-cell office:value-type="string">
            <text:p>Classé MH</text:p>
          </table:table-cell>
          <table:table-cell office:value-type="string">
            <text:p>En totalité</text:p>
          </table:table-cell>
          <table:table-cell office:value-type="string">
            <text:p>09 08 1906</text:p>
          </table:table-cell>
          <table:table-cell office:value-type="string">
            <text:p>NON</text:p>
          </table:table-cell>
          <table:table-cell office:value-type="float" office:value="0">
            <text:p>0</text:p>
          </table:table-cell>
          <table:table-cell/>
          <table:table-cell office:value-type="float" office:value="4588.5572958">
            <text:p>4588,5572958</text:p>
          </table:table-cell>
          <table:table-cell office:value-type="float" office:value="402.463010443">
            <text:p>402,463010443</text:p>
          </table:table-cell>
        </table:table-row>
        <table:table-row table:style-name="ro1">
          <table:table-cell office:value-type="string">
            <text:p>Eglise Sainte Croix de Celleneuve</text:p>
          </table:table-cell>
          <table:table-cell office:value-type="string">
            <text:p>Classé MH</text:p>
          </table:table-cell>
          <table:table-cell office:value-type="string">
            <text:p>En totalité</text:p>
          </table:table-cell>
          <table:table-cell office:value-type="string">
            <text:p>31 12 1840</text:p>
          </table:table-cell>
          <table:table-cell office:value-type="string">
            <text:p>NON</text:p>
          </table:table-cell>
          <table:table-cell office:value-type="float" office:value="0">
            <text:p>0</text:p>
          </table:table-cell>
          <table:table-cell/>
          <table:table-cell office:value-type="float" office:value="266.890893355">
            <text:p>266,890893355</text:p>
          </table:table-cell>
          <table:table-cell office:value-type="float" office:value="78.1066163969">
            <text:p>78,1066163969</text:p>
          </table:table-cell>
        </table:table-row>
        <table:table-row table:style-name="ro1">
          <table:table-cell office:value-type="string">
            <text:p>Eglise Notre-Dame-des-Tables</text:p>
          </table:table-cell>
          <table:table-cell office:value-type="string">
            <text:p>inscrit Inv. MH</text:p>
          </table:table-cell>
          <table:table-cell office:value-type="string">
            <text:p>En totalitè</text:p>
          </table:table-cell>
          <table:table-cell office:value-type="string">
            <text:p>26 12 1938</text:p>
          </table:table-cell>
          <table:table-cell office:value-type="string">
            <text:p>NON</text:p>
          </table:table-cell>
          <table:table-cell office:value-type="float" office:value="0">
            <text:p>0</text:p>
          </table:table-cell>
          <table:table-cell/>
          <table:table-cell office:value-type="float" office:value="969.1268818">
            <text:p>969,1268818</text:p>
          </table:table-cell>
          <table:table-cell office:value-type="float" office:value="129.516886778">
            <text:p>129,516886778</text:p>
          </table:table-cell>
        </table:table-row>
        <table:table-row table:style-name="ro1">
          <table:table-cell office:value-type="string">
            <text:p>Eglise Saint-Denis</text:p>
          </table:table-cell>
          <table:table-cell office:value-type="string">
            <text:p>inscrit Inv. MH</text:p>
          </table:table-cell>
          <table:table-cell office:value-type="string">
            <text:p>Façade</text:p>
          </table:table-cell>
          <table:table-cell office:value-type="string">
            <text:p>31 10 1944</text:p>
          </table:table-cell>
          <table:table-cell office:value-type="string">
            <text:p>OUI</text:p>
          </table:table-cell>
          <table:table-cell office:value-type="float" office:value="0">
            <text:p>0</text:p>
          </table:table-cell>
          <table:table-cell/>
          <table:table-cell office:value-type="float" office:value="1048.0520939">
            <text:p>1048,0520939</text:p>
          </table:table-cell>
          <table:table-cell office:value-type="float" office:value="152.326905406">
            <text:p>152,326905406</text:p>
          </table:table-cell>
        </table:table-row>
        <table:table-row table:style-name="ro1">
          <table:table-cell office:value-type="string">
            <text:p>Eglise Sainte-Eulalie</text:p>
          </table:table-cell>
          <table:table-cell office:value-type="string">
            <text:p>inscrit Inv. MH</text:p>
          </table:table-cell>
          <table:table-cell office:value-type="string">
            <text:p>Façade</text:p>
          </table:table-cell>
          <table:table-cell office:value-type="string">
            <text:p>01 04 1935</text:p>
          </table:table-cell>
          <table:table-cell office:value-type="string">
            <text:p>NON</text:p>
          </table:table-cell>
          <table:table-cell office:value-type="float" office:value="0">
            <text:p>0</text:p>
          </table:table-cell>
          <table:table-cell/>
          <table:table-cell office:value-type="float" office:value="1012.80353884">
            <text:p>1012,80353884</text:p>
          </table:table-cell>
          <table:table-cell office:value-type="float" office:value="150.198741912">
            <text:p>150,198741912</text:p>
          </table:table-cell>
        </table:table-row>
        <table:table-row table:style-name="ro1">
          <table:table-cell office:value-type="string">
            <text:p>Hôtel de Mirman</text:p>
          </table:table-cell>
          <table:table-cell office:value-type="string">
            <text:p>inscrit Inv. MH</text:p>
          </table:table-cell>
          <table:table-cell office:value-type="string">
            <text:p>En totalité, y compris l'ensemble du décor intérieur</text:p>
          </table:table-cell>
          <table:table-cell office:value-type="string">
            <text:p>19 09 2011</text:p>
          </table:table-cell>
          <table:table-cell office:value-type="string">
            <text:p>NON</text:p>
          </table:table-cell>
          <table:table-cell office:value-type="float" office:value="0">
            <text:p>0</text:p>
          </table:table-cell>
          <table:table-cell/>
          <table:table-cell office:value-type="float" office:value="494.601351915">
            <text:p>494,601351915</text:p>
          </table:table-cell>
          <table:table-cell office:value-type="float" office:value="109.140806515">
            <text:p>109,140806515</text:p>
          </table:table-cell>
        </table:table-row>
        <table:table-row table:style-name="ro1">
          <table:table-cell office:value-type="string">
            <text:p>Chapelle de l'ancien couvent des Récollets</text:p>
          </table:table-cell>
          <table:table-cell office:value-type="string">
            <text:p>inscrit Inv. MH</text:p>
          </table:table-cell>
          <table:table-cell office:value-type="string">
            <text:p>en totalité, y compris son décor</text:p>
          </table:table-cell>
          <table:table-cell table:number-columns-repeated="2"/>
          <table:table-cell office:value-type="float" office:value="0">
            <text:p>0</text:p>
          </table:table-cell>
          <table:table-cell/>
          <table:table-cell office:value-type="float" office:value="766.65784992">
            <text:p>766,65784992</text:p>
          </table:table-cell>
          <table:table-cell office:value-type="float" office:value="117.654229077">
            <text:p>117,654229077</text:p>
          </table:table-cell>
        </table:table-row>
      </table:table>
      <table:table table:name="Métadonnées" table:style-name="ta1" table:print="false">
        <table:table-column table:style-name="co7"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5</text:p>
          </table:table-cell>
        </table:table-row>
        <table:table-row table:style-name="ro1">
          <table:table-cell/>
        </table:table-row>
        <table:table-row table:style-name="ro1">
          <table:table-cell office:value-type="string">
            <text:p>* TITRE : Monuments historiques</text:p>
          </table:table-cell>
        </table:table-row>
        <table:table-row table:style-name="ro1">
          <table:table-cell/>
        </table:table-row>
        <table:table-row table:style-name="ro1">
          <table:table-cell office:value-type="string">
            <text:p>* IDENTIFIANT : VilleMTP_MTP_MonumentsHist_2011_v2</text:p>
          </table:table-cell>
        </table:table-row>
        <table:table-row table:style-name="ro1">
          <table:table-cell/>
        </table:table-row>
        <table:table-row table:style-name="ro1">
          <table:table-cell office:value-type="string">
            <text:p>* DESCRIPTION : La ville de Montpellier est riche en bâtiments historiques et autres monuments. Nous les avons regroupés ici afin de connaître notamment leur emplacement et emprise. Seuls certains éléments du bâtiment peut être classé (corniche, etc...).</text:p>
          </table:table-cell>
        </table:table-row>
        <table:table-row table:style-name="ro1">
          <table:table-cell/>
        </table:table-row>
        <table:table-row table:style-name="ro1">
          <table:table-cell office:value-type="string">
            <text:p>* COUVERTUTE GÉOGRAPHIQUE :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1-02-2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3-02-11</text:p>
          </table:table-cell>
        </table:table-row>
        <table:table-row table:style-name="ro1">
          <table:table-cell/>
        </table:table-row>
        <table:table-row table:style-name="ro1">
          <table:table-cell office:value-type="string">
            <text:p>* PRORIÉTAIRE : Ville de Montpellier</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Patrimoine / Tourisme</text:p>
          </table:table-cell>
        </table:table-row>
        <table:table-row table:style-name="ro1">
          <table:table-cell/>
        </table:table-row>
        <table:table-row table:style-name="ro1">
          <table:table-cell office:value-type="string">
            <text:p>* THÈME INSPIRE : Localisation</text:p>
          </table:table-cell>
        </table:table-row>
        <table:table-row table:style-name="ro1">
          <table:table-cell/>
        </table:table-row>
        <table:table-row table:style-name="ro1">
          <table:table-cell office:value-type="string">
            <text:p>* LICENCE : LICENCE OUVERTE / OPEN LICENCE http://www.etalab.gouv.fr/pages/licence-ouverte-open-licence-5899923.html</text:p>
          </table:table-cell>
        </table:table-row>
        <table:table-row table:style-name="ro1">
          <table:table-cell/>
        </table:table-row>
        <table:table-row table:style-name="ro1">
          <table:table-cell office:value-type="string">
            <text:p>* MOTS CLÉS : monuments ; bâtiments historiques ; urbanisme ; territoire ; montpellier</text:p>
          </table:table-cell>
        </table:table-row>
        <table:table-row table:style-name="ro1">
          <table:table-cell/>
        </table:table-row>
        <table:table-row table:style-name="ro1">
          <table:table-cell office:value-type="string">
            <text:p>* TARIFICATION : Gratuite</text:p>
          </table:table-cell>
        </table:table-row>
        <table:table-row table:style-name="ro1">
          <table:table-cell/>
        </table:table-row>
        <table:table-row table:style-name="ro1">
          <table:table-cell office:value-type="string">
            <text:p>* INFORMATION COMPLÉMENTAIRE : http://www.annuaire-mairie.fr/monument-historique-montpellier.html</text:p>
          </table:table-cell>
        </table:table-row>
        <table:table-row table:style-name="ro1" table:number-rows-repeated="3">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1">11/02/2013</text:date>, <text:time>16:18: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11T16:18:51.27</dc:date>
    <dc:creator>Jérémie Valentin</dc:creator>
    <meta:generator>OpenOffice.org/3.4.1$Win32 OpenOffice.org_project/341m1$Build-9593</meta:generator>
    <meta:editing-duration>PT12S</meta:editing-duration>
    <meta:editing-cycles>1</meta:editing-cycles>
    <meta:document-statistic meta:table-count="2" meta:cell-count="946" meta:object-count="0"/>
  </office:meta>
</office:document-meta>
</file>